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TimesNewRomanPS-BoldMT" svg:font-family="TimesNewRomanPS-Bold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Tms Rmn" svg:font-family="'Tms Rm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text-properties fo:color="#ffff00"/>
    </style:style>
    <style:style style:name="P3" style:family="paragraph" style:parent-style-name="Standard">
      <style:text-properties style:font-name="Times New Roman"/>
    </style:style>
    <style:style style:name="P4" style:family="paragraph" style:parent-style-name="Standard">
      <style:text-properties style:font-name="Times New Roman" fo:font-weight="normal" style:font-weight-asian="normal" style:font-weight-complex="normal"/>
    </style:style>
    <style:style style:name="P5" style:family="paragraph" style:parent-style-name="Standard">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Text_20_body">
      <style:paragraph-properties fo:margin-left="0in" fo:margin-right="0in" fo:margin-top="0in" fo:margin-bottom="0in" fo:text-indent="0in" style:auto-text-indent="false"/>
    </style:style>
    <style:style style:name="P7" style:family="paragraph" style:parent-style-name="Standard">
      <style:paragraph-properties fo:margin-left="0in" fo:margin-right="0in" fo:text-indent="0in" style:auto-text-indent="false"/>
    </style:style>
    <style:style style:name="P8" style:family="paragraph" style:parent-style-name="Standard">
      <style:paragraph-properties fo:margin-left="0in" fo:margin-right="0in" fo:text-indent="0in" style:auto-text-indent="false"/>
      <style:text-properties fo:color="#000000" style:font-name="Times New Roman"/>
    </style:style>
    <style:style style:name="P9" style:family="paragraph" style:parent-style-name="Standard">
      <style:paragraph-properties fo:margin-left="0in" fo:margin-right="0in" fo:margin-top="0.1945in" fo:margin-bottom="0.1945in" fo:text-indent="0in" style:auto-text-indent="false"/>
    </style:style>
    <style:style style:name="P10" style:family="paragraph" style:parent-style-name="Text_20_body">
      <style:paragraph-properties fo:margin-left="0in" fo:margin-right="0in" fo:margin-top="0.1945in" fo:margin-bottom="0.1945in" fo:text-indent="0in" style:auto-text-indent="false"/>
      <style:text-properties fo:font-size="11pt" fo:font-style="italic" fo:font-weight="bold" style:font-size-asian="11pt" style:font-style-asian="italic" style:font-weight-asian="bold" style:font-size-complex="11pt" style:font-weight-complex="bold"/>
    </style:style>
    <style:style style:name="P11" style:family="paragraph" style:parent-style-name="Text_20_body">
      <style:paragraph-properties fo:margin-left="0in" fo:margin-right="0in" fo:text-indent="0in" style:auto-text-indent="false"/>
    </style:style>
    <style:style style:name="P12" style:family="paragraph" style:parent-style-name="Text_20_body">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3" style:family="paragraph" style:parent-style-name="Text_20_body">
      <style:paragraph-properties fo:margin-left="0in" fo:margin-right="0in" fo:text-indent="0in"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P14" style:family="paragraph" style:parent-style-name="Text_20_body">
      <style:paragraph-properties fo:margin-left="0in" fo:margin-right="0in" fo:text-indent="0in" style:auto-text-indent="false"/>
      <style:text-properties fo:color="#000000"/>
    </style:style>
    <style:style style:name="P15" style:family="paragraph" style:parent-style-name="Text_20_body">
      <style:paragraph-properties fo:margin-left="0in" fo:margin-right="0in" fo:text-indent="0in" style:auto-text-indent="false"/>
      <style:text-properties fo:color="#000000" fo:font-style="italic" style:font-style-asian="italic" style:font-style-complex="italic"/>
    </style:style>
    <style:style style:name="P16" style:family="paragraph" style:parent-style-name="Text_20_body">
      <style:paragraph-properties fo:margin-left="0in" fo:margin-right="0in" fo:text-indent="0in" style:auto-text-indent="false"/>
      <style:text-properties fo:color="#000000" fo:font-style="italic" fo:font-weight="normal" style:font-style-asian="italic" style:font-weight-asian="normal" style:font-style-complex="italic" style:font-weight-complex="normal"/>
    </style:style>
    <style:style style:name="P17" style:family="paragraph" style:parent-style-name="Text_20_body">
      <style:paragraph-properties fo:margin-left="0in" fo:margin-right="0in" fo:text-indent="0in" style:auto-text-indent="false"/>
      <style:text-properties fo:color="#000000" style:text-underline-style="solid" style:text-underline-width="auto" style:text-underline-color="font-color"/>
    </style:style>
    <style:style style:name="P18" style:family="paragraph" style:parent-style-name="Text_20_body">
      <style:paragraph-properties fo:margin-left="0in" fo:margin-right="0in" fo:text-indent="0in" style:auto-text-indent="false"/>
      <style:text-properties fo:color="#000000" style:text-underline-style="none"/>
    </style:style>
    <style:style style:name="P19" style:family="paragraph" style:parent-style-name="Text_20_body">
      <style:paragraph-properties fo:margin-left="0in" fo:margin-right="0in" fo:text-indent="0in" style:auto-text-indent="false"/>
      <style:text-properties fo:color="#000000" style:font-name="TimesNewRomanPSMT" fo:font-size="12pt" style:font-name-asian="TimesNewRomanPSMT" style:font-size-asian="12pt" style:font-name-complex="TimesNewRomanPSMT" style:font-size-complex="12pt"/>
    </style:style>
    <style:style style:name="P20" style:family="paragraph" style:parent-style-name="Text_20_body">
      <style:paragraph-properties fo:margin-left="0in" fo:margin-right="0in" fo:text-indent="0in" style:auto-text-indent="false"/>
      <style:text-properties fo:color="#000000"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Text_20_body">
      <style:paragraph-properties fo:margin-left="0in" fo:margin-right="0in" fo:text-indent="0in" style:auto-text-indent="false"/>
      <style:text-properties fo:font-style="italic" style:font-style-asian="italic" style:font-style-complex="italic"/>
    </style:style>
    <style:style style:name="P22"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23"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24" style:family="paragraph" style:parent-style-name="Text_20_body">
      <style:paragraph-properties fo:margin-left="0in" fo:margin-right="0in" fo:text-indent="0in" style:auto-text-indent="false"/>
      <style:text-properties fo:font-weight="bold" style:font-weight-asian="bold" style:font-weight-complex="bold"/>
    </style:style>
    <style:style style:name="P25" style:family="paragraph" style:parent-style-name="Text_20_body">
      <style:paragraph-properties fo:margin-left="0in" fo:margin-right="0in" fo:text-indent="0in" style:auto-text-indent="false"/>
      <style:text-properties style:font-name="TimesNewRomanPSMT" fo:font-size="12pt" fo:font-style="normal" style:font-name-asian="TimesNewRomanPSMT" style:font-size-asian="12pt" style:font-style-asian="normal" style:font-name-complex="TimesNewRomanPSMT" style:font-size-complex="12pt" style:font-style-complex="normal"/>
    </style:style>
    <style:style style:name="P26" style:family="paragraph" style:parent-style-name="List_20_Continue">
      <style:paragraph-properties fo:margin-left="0in" fo:margin-right="0in" fo:text-indent="0in" style:auto-text-indent="false"/>
    </style:style>
    <style:style style:name="P27" style:family="paragraph" style:parent-style-name="Standard">
      <style:paragraph-properties fo:margin-left="0in" fo:margin-right="0in" fo:margin-top="0in" fo:margin-bottom="0.0799in" fo:text-indent="0in" style:auto-text-indent="false"/>
    </style:style>
    <style:style style:name="P28" style:family="paragraph" style:parent-style-name="Normal_20__28_Web_29_">
      <style:paragraph-properties fo:margin-left="0in" fo:margin-right="0in" fo:margin-top="0in" fo:margin-bottom="0.0799in" fo:text-indent="0in" style:auto-text-indent="false"/>
    </style:style>
    <style:style style:name="P29" style:family="paragraph" style:parent-style-name="Normal_20__28_Web_29_">
      <style:paragraph-properties fo:margin-left="0in" fo:margin-right="0in" fo:margin-top="0in" fo:margin-bottom="0.0799in" fo:text-indent="0in" style:auto-text-indent="false"/>
      <style:text-properties fo:font-weight="bold" style:font-weight-asian="bold" style:font-weight-complex="bold"/>
    </style:style>
    <style:style style:name="P30" style:family="paragraph" style:parent-style-name="Normal_20__28_Web_29_">
      <style:paragraph-properties fo:margin-left="0in" fo:margin-right="0in" fo:margin-top="0in" fo:margin-bottom="0.0799in" fo:text-indent="0in" style:auto-text-indent="false"/>
      <style:text-properties fo:font-style="italic" style:font-style-asian="italic" style:font-style-complex="italic"/>
    </style:style>
    <style:style style:name="P31" style:family="paragraph" style:parent-style-name="Normal_20__28_Web_29_">
      <style:paragraph-properties fo:margin-left="0in" fo:margin-right="0in" fo:margin-top="0in" fo:margin-bottom="0.0799in" fo:text-indent="0in" style:auto-text-indent="false"/>
      <style:text-properties fo:font-style="normal" fo:font-weight="bold" style:font-style-asian="normal" style:font-weight-asian="bold" style:font-style-complex="normal" style:font-weight-complex="bold"/>
    </style:style>
    <style:style style:name="P32" style:family="paragraph" style:parent-style-name="Normal_20__28_Web_29_">
      <style:paragraph-properties fo:margin-left="0in" fo:margin-right="0in" fo:margin-top="0in" fo:margin-bottom="0.0799in" fo:text-indent="0in" style:auto-text-indent="false"/>
      <style:text-properties fo:font-style="normal" style:font-style-asian="normal" style:font-style-complex="normal"/>
    </style:style>
    <style:style style:name="P33" style:family="paragraph" style:parent-style-name="Text_20_body">
      <style:paragraph-properties fo:margin-left="0in" fo:margin-right="0in" fo:margin-top="0in" fo:margin-bottom="0.0598in" fo:text-indent="0in" style:auto-text-indent="false"/>
    </style:style>
    <style:style style:name="P34" style:family="paragraph" style:parent-style-name="Body_20_Text_20_First_20_Indent">
      <style:paragraph-properties fo:margin-left="0in" fo:margin-right="0in" fo:text-align="center" style:justify-single-word="false" fo:text-indent="0in" style:auto-text-indent="false"/>
    </style:style>
    <style:style style:name="P35" style:family="paragraph" style:parent-style-name="Heading_20_2">
      <style:paragraph-properties fo:margin-left="0in" fo:margin-right="0in" fo:text-indent="0in" style:auto-text-indent="false"/>
    </style:style>
    <style:style style:name="P36" style:family="paragraph" style:parent-style-name="Standard">
      <style:paragraph-properties fo:margin-left="-0.5in" fo:margin-right="0in" fo:text-indent="0in" style:auto-text-indent="false"/>
    </style:style>
    <style:style style:name="P37" style:family="paragraph" style:parent-style-name="Text_20_body">
      <style:paragraph-properties fo:margin-left="1in" fo:margin-right="0in" fo:margin-top="0in" fo:margin-bottom="0in" fo:text-indent="0in" style:auto-text-indent="false"/>
    </style:style>
    <style:style style:name="P38" style:family="paragraph" style:parent-style-name="Text_20_body">
      <style:paragraph-properties fo:margin-left="1in" fo:margin-right="0in" fo:margin-top="0in" fo:margin-bottom="0in" fo:text-indent="0in" style:auto-text-indent="false"/>
      <style:text-properties fo:font-style="italic" fo:font-weight="normal" style:font-style-asian="italic" style:font-weight-asian="normal" style:font-style-complex="italic" style:font-weight-complex="normal"/>
    </style:style>
    <style:style style:name="P39" style:family="paragraph" style:parent-style-name="Text_20_body">
      <style:paragraph-properties fo:margin-left="1in" fo:margin-right="0in" fo:margin-top="0in" fo:margin-bottom="0in" fo:text-indent="0in" style:auto-text-indent="false"/>
      <style:text-properties fo:font-style="italic" style:text-underline-style="none" style:font-style-asian="italic" style:font-style-complex="italic"/>
    </style:style>
    <style:style style:name="P40" style:family="paragraph" style:parent-style-name="Standard">
      <style:paragraph-properties fo:margin-left="1in" fo:margin-right="0in" fo:text-indent="0in" style:auto-text-indent="false"/>
      <style:text-properties fo:color="#000000" style:font-name="Times New Roman"/>
    </style:style>
    <style:style style:name="P41" style:family="paragraph" style:parent-style-name="Contents_20_1">
      <style:paragraph-properties fo:margin-left="1in" fo:margin-right="0in" fo:text-indent="0in" style:auto-text-indent="false"/>
      <style:text-properties fo:color="#000000" style:font-name="Times New Roman"/>
    </style:style>
    <style:style style:name="P42" style:family="paragraph" style:parent-style-name="Standard">
      <style:paragraph-properties fo:margin-left="1in" fo:margin-right="0in" fo:margin-top="0.1945in" fo:margin-bottom="0.1945in" fo:text-indent="0in" style:auto-text-indent="false"/>
      <style:text-properties fo:font-size="11pt" fo:font-style="italic" style:font-size-asian="11pt" style:font-style-asian="italic" style:font-size-complex="11pt" style:font-style-complex="italic"/>
    </style:style>
    <style:style style:name="P43" style:family="paragraph" style:parent-style-name="Text_20_body">
      <style:paragraph-properties fo:margin-left="1in" fo:margin-right="0in" fo:text-indent="0in" style:auto-text-indent="false"/>
    </style:style>
    <style:style style:name="P44" style:family="paragraph" style:parent-style-name="Text_20_body">
      <style:paragraph-properties fo:margin-left="0.5in" fo:margin-right="0in" fo:margin-top="0in" fo:margin-bottom="0in" fo:text-indent="0in" style:auto-text-indent="false"/>
    </style:style>
    <style:style style:name="P45" style:family="paragraph" style:parent-style-name="Text_20_body">
      <style:paragraph-properties fo:margin-left="0.5in" fo:margin-right="0in" fo:margin-top="0in" fo:margin-bottom="0in" fo:text-indent="0in" style:auto-text-indent="false"/>
      <style:text-properties fo:font-size="10pt" fo:font-style="italic" style:font-size-asian="10pt" style:font-style-asian="italic" style:font-size-complex="10pt" style:font-style-complex="italic"/>
    </style:style>
    <style:style style:name="P46" style:family="paragraph" style:parent-style-name="Text_20_body">
      <style:paragraph-properties fo:margin-left="0.5in" fo:margin-right="0in" fo:margin-top="0in" fo:margin-bottom="0in" fo:text-indent="0in" style:auto-text-indent="false"/>
      <style:text-properties style:text-underline-style="none"/>
    </style:style>
    <style:style style:name="P47" style:family="paragraph" style:parent-style-name="Text_20_body">
      <style:paragraph-properties fo:margin-left="0.5in" fo:margin-right="0in" fo:margin-top="0in" fo:margin-bottom="0in" fo:text-indent="0in" style:auto-text-indent="false"/>
      <style:text-properties fo:font-style="italic" style:text-underline-style="none" style:font-style-asian="italic" style:font-style-complex="italic"/>
    </style:style>
    <style:style style:name="P48" style:family="paragraph" style:parent-style-name="Text_20_body">
      <style:paragraph-properties fo:margin-left="0.5in" fo:margin-right="0in" fo:margin-top="0in" fo:margin-bottom="0in" fo:text-indent="0in" style:auto-text-indent="false"/>
      <style:text-properties fo:font-style="italic" style:text-underline-style="none" fo:font-weight="bold" style:font-style-asian="italic" style:font-weight-asian="bold" style:font-style-complex="italic" style:font-weight-complex="bold"/>
    </style:style>
    <style:style style:name="P49" style:family="paragraph" style:parent-style-name="Text_20_body">
      <style:paragraph-properties fo:margin-left="0.5in" fo:margin-right="0in" fo:margin-top="0in" fo:margin-bottom="0in" fo:text-indent="0in" style:auto-text-indent="false"/>
      <style:text-properties style:text-underline-style="solid" style:text-underline-width="auto" style:text-underline-color="font-color"/>
    </style:style>
    <style:style style:name="P50" style:family="paragraph" style:parent-style-name="Standard">
      <style:paragraph-properties fo:margin-left="0.5in" fo:margin-right="0in" fo:margin-top="0in" fo:margin-bottom="0in" fo:text-indent="0in" style:auto-text-indent="false"/>
      <style:text-properties fo:font-style="italic" style:font-style-asian="italic" style:font-style-complex="italic"/>
    </style:style>
    <style:style style:name="P51" style:family="paragraph" style:parent-style-name="Text_20_body">
      <style:paragraph-properties fo:margin-left="0.5in" fo:margin-right="0in" fo:text-indent="0in" style:auto-text-indent="false"/>
    </style:style>
    <style:style style:name="P52" style:family="paragraph" style:parent-style-name="Text_20_body">
      <style:paragraph-properties fo:margin-left="0.5in" fo:margin-right="0in" fo:text-indent="0in" style:auto-text-indent="false"/>
      <style:text-properties fo:font-size="12pt"/>
    </style:style>
    <style:style style:name="P53" style:family="paragraph" style:parent-style-name="Text_20_body">
      <style:paragraph-properties fo:margin-left="0.5in" fo:margin-right="0in" fo:text-indent="0in" style:auto-text-indent="false"/>
      <style:text-properties fo:font-size="12pt" fo:font-style="italic" style:font-size-asian="12pt" style:font-style-asian="italic" style:font-size-complex="12pt" style:font-style-complex="italic"/>
    </style:style>
    <style:style style:name="P54" style:family="paragraph" style:parent-style-name="Text_20_body">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P55" style:family="paragraph" style:parent-style-name="Text_20_body">
      <style:paragraph-properties fo:margin-left="0.5in" fo:margin-right="0in" fo:text-indent="0in" style:auto-text-indent="false"/>
      <style:text-properties fo:font-style="italic" style:font-style-asian="italic" style:font-style-complex="italic"/>
    </style:style>
    <style:style style:name="P56" style:family="paragraph" style:parent-style-name="Text_20_body">
      <style:paragraph-properties fo:margin-left="0.5in" fo:margin-right="0in" fo:text-indent="0in" style:auto-text-indent="false"/>
      <style:text-properties fo:color="#000000"/>
    </style:style>
    <style:style style:name="P57" style:family="paragraph" style:parent-style-name="Text_20_body">
      <style:paragraph-properties fo:margin-left="0.5in" fo:margin-right="0in" fo:text-indent="0in" style:auto-text-indent="false"/>
      <style:text-properties fo:color="#000000" fo:font-style="normal" fo:font-weight="normal" style:font-style-asian="normal" style:font-weight-asian="normal" style:font-style-complex="normal" style:font-weight-complex="normal"/>
    </style:style>
    <style:style style:name="P58" style:family="paragraph" style:parent-style-name="Text_20_body">
      <style:paragraph-properties fo:margin-left="0.5in" fo:margin-right="0in" fo:text-indent="0in" style:auto-text-indent="false"/>
      <style:text-properties fo:font-style="normal" fo:font-weight="normal" style:font-style-asian="normal" style:font-weight-asian="normal" style:font-style-complex="normal" style:font-weight-complex="normal"/>
    </style:style>
    <style:style style:name="P59" style:family="paragraph" style:parent-style-name="Text_20_body">
      <style:paragraph-properties fo:margin-left="0.5in" fo:margin-right="0in" fo:text-indent="0in" style:auto-text-indent="false"/>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P60" style:family="paragraph" style:parent-style-name="Standard">
      <style:paragraph-properties fo:margin-left="0.5in" fo:margin-right="0in" fo:text-indent="0in" style:auto-text-indent="false"/>
    </style:style>
    <style:style style:name="P61" style:family="paragraph" style:parent-style-name="Standard">
      <style:paragraph-properties fo:margin-left="0.5in" fo:margin-right="0in" fo:text-indent="0in" style:auto-text-indent="false"/>
      <style:text-properties fo:font-style="italic" style:font-style-asian="italic" style:font-style-complex="italic"/>
    </style:style>
    <style:style style:name="P62" style:family="paragraph" style:parent-style-name="Standard">
      <style:paragraph-properties fo:margin-left="0.5in" fo:margin-right="0in" fo:margin-top="0.1945in" fo:margin-bottom="0.1945in" fo:text-indent="0in" style:auto-text-indent="false"/>
      <style:text-properties fo:font-size="11pt" fo:font-style="normal" style:font-size-asian="11pt" style:font-style-asian="normal" style:font-size-complex="11pt" style:font-style-complex="normal"/>
    </style:style>
    <style:style style:name="P63" style:family="paragraph" style:parent-style-name="Standard">
      <style:paragraph-properties fo:margin-left="0.5in" fo:margin-right="0in" fo:margin-top="0.1945in" fo:margin-bottom="0.1945in" fo:text-indent="0in" style:auto-text-indent="false"/>
      <style:text-properties fo:font-size="12pt" fo:font-style="italic" fo:font-weight="bold" style:font-size-asian="12pt" style:font-style-asian="italic" style:font-weight-asian="bold" style:font-size-complex="12pt" style:font-weight-complex="bold"/>
    </style:style>
    <style:style style:name="P64" style:family="paragraph" style:parent-style-name="Contents_20_1">
      <style:paragraph-properties fo:margin-left="0.5in" fo:margin-right="0in" fo:text-indent="0in" style:auto-text-indent="false"/>
      <style:text-properties fo:color="#000000" style:font-name="Times New Roman" fo:font-weight="bold" style:font-weight-asian="bold" style:font-weight-complex="bold"/>
    </style:style>
    <style:style style:name="P65" style:family="paragraph" style:parent-style-name="List_20_Continue">
      <style:paragraph-properties fo:margin-left="0.5in" fo:margin-right="0in" fo:text-indent="0in" style:auto-text-indent="false"/>
      <style:text-properties fo:font-size="11pt" fo:font-style="italic" fo:font-weight="bold" style:font-size-asian="11pt" style:font-style-asian="italic" style:font-weight-asian="bold" style:font-size-complex="11pt" style:font-weight-complex="bold"/>
    </style:style>
    <style:style style:name="P66" style:family="paragraph" style:parent-style-name="Normal_20__28_Web_29_">
      <style:paragraph-properties fo:margin-left="0.5in" fo:margin-right="0in" fo:margin-top="0in" fo:margin-bottom="0.0799in" fo:text-indent="0in" style:auto-text-indent="false"/>
      <style:text-properties fo:font-style="italic" style:font-style-asian="italic" style:font-style-complex="italic"/>
    </style:style>
    <style:style style:name="P67" style:family="paragraph" style:parent-style-name="Standard">
      <style:paragraph-properties fo:margin-left="0.5in" fo:margin-right="0in" fo:margin-top="0in" fo:margin-bottom="0.0799in" fo:text-indent="0in" style:auto-text-indent="false"/>
    </style:style>
    <style:style style:name="P68" style:family="paragraph" style:parent-style-name="Date">
      <style:paragraph-properties fo:margin-left="2.5in" fo:margin-right="0in" fo:text-indent="0in" style:auto-text-indent="false"/>
    </style:style>
    <style:style style:name="P69" style:family="paragraph" style:parent-style-name="Text_20_body">
      <style:text-properties fo:font-size="12pt" fo:font-weight="bold"/>
    </style:style>
    <style:style style:name="P70" style:family="paragraph" style:parent-style-name="Text_20_body">
      <style:text-properties fo:font-size="12pt" fo:font-style="normal" style:font-size-asian="12pt" style:font-style-asian="normal" style:font-size-complex="12pt" style:font-style-complex="normal"/>
    </style:style>
    <style:style style:name="P71" style:family="paragraph" style:parent-style-name="Text_20_body">
      <style:text-properties fo:color="#000000"/>
    </style:style>
    <style:style style:name="P72" style:family="paragraph" style:parent-style-name="Text_20_body">
      <style:text-properties fo:color="#000000" style:font-name="Times New Roman"/>
    </style:style>
    <style:style style:name="P73" style:family="paragraph" style:parent-style-name="Text_20_body">
      <style:text-properties fo:color="#000000" style:font-name="Times New Roman" fo:font-size="12pt" fo:font-weight="normal" style:font-name-asian="Tms Rmn" style:font-size-asian="12pt" style:font-weight-asian="normal" style:font-name-complex="Tms Rmn" style:font-size-complex="12pt" style:font-weight-complex="normal"/>
    </style:style>
    <style:style style:name="P74" style:family="paragraph" style:parent-style-name="Text_20_body">
      <style:text-properties style:font-name="Times New Roman"/>
    </style:style>
    <style:style style:name="P75" style:family="paragraph" style:parent-style-name="Text_20_body">
      <style:text-properties style:font-name="Times New Roman" fo:font-style="normal" style:font-style-asian="normal" style:font-style-complex="normal"/>
    </style:style>
    <style:style style:name="P76" style:family="paragraph" style:parent-style-name="Text_20_body">
      <style:text-properties style:font-name="Times New Roman" fo:font-size="12pt" style:font-size-asian="12pt" style:font-size-complex="12pt"/>
    </style:style>
    <style:style style:name="P77" style:family="paragraph" style:parent-style-name="Text_20_body">
      <style:text-properties fo:font-size="10.5pt" fo:font-style="italic" style:font-style-asian="italic" style:font-style-complex="italic"/>
    </style:style>
    <style:style style:name="P78" style:family="paragraph" style:parent-style-name="Text_20_body">
      <style:text-properties fo:font-style="normal" fo:font-weight="normal" style:font-style-asian="normal" style:font-weight-asian="normal" style:font-style-complex="normal" style:font-weight-complex="normal"/>
    </style:style>
    <style:style style:name="P79" style:family="paragraph" style:parent-style-name="Text_20_body">
      <style:text-properties style:font-name="TimesNewRomanPSMT" fo:font-size="12pt" style:font-name-asian="TimesNewRomanPSMT" style:font-size-asian="12pt" style:font-name-complex="TimesNewRomanPSMT" style:font-size-complex="12pt"/>
    </style:style>
    <style:style style:name="P80" style:family="paragraph" style:parent-style-name="Text_20_body">
      <style:paragraph-properties fo:margin-left="-1in" fo:margin-right="0in" fo:text-indent="0in" style:auto-text-indent="false"/>
    </style:style>
    <style:style style:name="P81" style:family="paragraph" style:parent-style-name="List_20_Number_20_4">
      <style:paragraph-properties fo:margin-left="-1in" fo:margin-right="0in" fo:text-indent="0in" style:auto-text-indent="false"/>
    </style:style>
    <style:style style:name="P82" style:family="paragraph" style:parent-style-name="Text_20_body">
      <style:paragraph-properties fo:margin-top="0in" fo:margin-bottom="0.0799in"/>
    </style:style>
    <style:style style:name="P83" style:family="paragraph" style:parent-style-name="Standard">
      <style:paragraph-properties fo:margin-left="-0.5in" fo:margin-right="0in" fo:margin-top="0.1945in" fo:margin-bottom="0.1945in" fo:text-indent="0.5in" style:auto-text-indent="false"/>
    </style:style>
    <style:style style:name="P84" style:family="paragraph" style:parent-style-name="Standard">
      <style:paragraph-properties fo:margin-left="-0.5in" fo:margin-right="0in" fo:margin-top="0.1945in" fo:margin-bottom="0.1945in" fo:text-indent="0.5in" style:auto-text-indent="false"/>
      <style:text-properties fo:font-style="normal" fo:font-weight="normal" style:font-style-asian="normal" style:font-weight-asian="normal" style:font-style-complex="normal" style:font-weight-complex="normal"/>
    </style:style>
    <style:style style:name="P85" style:family="paragraph" style:parent-style-name="Heading_20_2">
      <style:text-properties style:font-name="Times New Roman"/>
    </style:style>
    <style:style style:name="P86" style:family="paragraph" style:parent-style-name="Heading_20_2">
      <style:text-properties fo:color="#000000" style:font-name-asian="Tms Rmn" style:font-name-complex="Tms Rmn"/>
    </style:style>
    <style:style style:name="P87" style:family="paragraph" style:parent-style-name="Heading_20_1">
      <style:text-properties fo:color="#000000" style:font-name="Times New Roman"/>
    </style:style>
    <style:style style:name="P88" style:family="paragraph" style:parent-style-name="List">
      <style:text-properties fo:font-weight="bold" style:font-weight-asian="bold" style:font-weight-complex="bold"/>
    </style:style>
    <style:style style:name="P89" style:family="paragraph" style:parent-style-name="Text_20_body">
      <style:paragraph-properties fo:margin-top="0in" fo:margin-bottom="0in"/>
    </style:style>
    <style:style style:name="P90" style:family="paragraph" style:parent-style-name="Text_20_body">
      <style:paragraph-properties fo:margin-top="0in" fo:margin-bottom="0in"/>
      <style:text-properties fo:font-style="italic" style:font-style-asian="italic" style:font-style-complex="italic"/>
    </style:style>
    <style:style style:name="P91" style:family="paragraph" style:parent-style-name="Text_20_body">
      <style:paragraph-properties fo:margin-top="0in" fo:margin-bottom="0in"/>
      <style:text-properties style:text-underline-style="none"/>
    </style:style>
    <style:style style:name="P92" style:family="paragraph" style:parent-style-name="Text_20_body">
      <style:paragraph-properties fo:margin-top="0in" fo:margin-bottom="0in"/>
      <style:text-properties style:font-name="Times New Roman" fo:font-size="12pt" fo:font-weight="normal" style:font-size-asian="12pt" style:font-weight-asian="normal" style:font-size-complex="12pt" style:font-weight-complex="normal"/>
    </style:style>
    <style:style style:name="P93" style:family="paragraph" style:parent-style-name="Text_20_body">
      <style:paragraph-properties fo:margin-top="0in" fo:margin-bottom="0in"/>
      <style:text-properties fo:color="#000000" style:font-name="Times New Roman" fo:font-size="12pt" fo:font-weight="normal" style:font-name-asian="Tms Rmn" style:font-size-asian="12pt" style:font-weight-asian="normal" style:font-name-complex="Tms Rmn" style:font-size-complex="12pt" style:font-weight-complex="normal"/>
    </style:style>
    <style:style style:name="P94" style:family="paragraph" style:parent-style-name="Contents_20_2">
      <style:paragraph-properties>
        <style:tab-stops>
          <style:tab-stop style:position="5.5252in" style:type="right" style:leader-style="dotted" style:leader-text="."/>
        </style:tab-stops>
      </style:paragraph-properties>
    </style:style>
    <style:style style:name="P95" style:family="paragraph" style:parent-style-name="List" style:list-style-name="WW8Num24">
      <style:paragraph-properties fo:margin-left="-0.5in" fo:margin-right="0in" fo:text-indent="-0.25in" style:auto-text-indent="false"/>
    </style:style>
    <style:style style:name="P96" style:family="paragraph" style:parent-style-name="List" style:list-style-name="WW8Num24">
      <style:paragraph-properties fo:margin-left="-0.5in" fo:margin-right="0in" fo:text-indent="-0.25in" style:auto-text-indent="false"/>
    </style:style>
    <style:style style:name="P97" style:family="paragraph" style:parent-style-name="List" style:list-style-name="WW8Num24">
      <style:paragraph-properties fo:margin-left="-0.5in" fo:margin-right="0in" fo:text-indent="-0.25in" style:auto-text-indent="false"/>
    </style:style>
    <style:style style:name="P98" style:family="paragraph" style:parent-style-name="List" style:list-style-name="WW8Num24">
      <style:paragraph-properties fo:margin-left="-0.5in" fo:margin-right="0in" fo:text-indent="-0.25in" style:auto-text-indent="false"/>
    </style:style>
    <style:style style:name="P99" style:family="paragraph" style:parent-style-name="List" style:list-style-name="WW8Num24">
      <style:paragraph-properties fo:margin-left="-0.5in" fo:margin-right="0in" fo:text-indent="-0.25in" style:auto-text-indent="false"/>
    </style:style>
    <style:style style:name="P100" style:family="paragraph" style:parent-style-name="Standard" style:list-style-name="L2">
      <style:paragraph-properties fo:margin-left="0in" fo:margin-right="0in" fo:margin-top="0in" fo:margin-bottom="0.0799in" fo:text-indent="0in" style:auto-text-indent="false"/>
    </style:style>
    <style:style style:name="P101" style:family="paragraph" style:parent-style-name="Standard" style:list-style-name="L2">
      <style:paragraph-properties fo:margin-left="0in" fo:margin-right="0in" fo:margin-top="0in" fo:margin-bottom="0.0799in" fo:text-indent="0in" style:auto-text-indent="false"/>
    </style:style>
    <style:style style:name="P102" style:family="paragraph" style:parent-style-name="Standard" style:list-style-name="L2">
      <style:paragraph-properties fo:margin-left="0in" fo:margin-right="0in" fo:margin-top="0in" fo:margin-bottom="0.0799in" fo:text-indent="0in" style:auto-text-indent="false"/>
    </style:style>
    <style:style style:name="P103" style:family="paragraph" style:parent-style-name="Standard" style:list-style-name="L2">
      <style:paragraph-properties fo:margin-left="0in" fo:margin-right="0in" fo:margin-top="0in" fo:margin-bottom="0.0799in" fo:text-indent="0in" style:auto-text-indent="false"/>
    </style:style>
    <style:style style:name="P104" style:family="paragraph" style:parent-style-name="Standard" style:list-style-name="L3">
      <style:paragraph-properties fo:margin-left="0.5in" fo:margin-right="0in" fo:margin-top="0in" fo:margin-bottom="0.0799in" fo:text-indent="0in" style:auto-text-indent="false"/>
    </style:style>
    <style:style style:name="P105" style:family="paragraph" style:parent-style-name="Standard" style:list-style-name="L3">
      <style:paragraph-properties fo:margin-left="0.5in" fo:margin-right="0in" fo:margin-top="0in" fo:margin-bottom="0.0799in" fo:text-indent="0in" style:auto-text-indent="false"/>
    </style:style>
    <style:style style:name="P106" style:family="paragraph" style:parent-style-name="Heading_20_4">
      <style:paragraph-properties fo:margin-left="0in" fo:margin-right="0in" fo:text-indent="0in" style:auto-text-indent="false"/>
    </style:style>
    <style:style style:name="P107"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08"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09"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10"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11"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12"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13" style:family="paragraph" style:parent-style-name="List_20_Number" style:list-style-name="L6">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14" style:family="paragraph" style:parent-style-name="List_20_Number" style:list-style-name="L6">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15"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16"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17" style:family="paragraph" style:parent-style-name="Contents_20_4">
      <style:paragraph-properties>
        <style:tab-stops>
          <style:tab-stop style:position="5.102in" style:type="right" style:leader-style="dotted" style:leader-text="."/>
          <style:tab-stop style:position="6.3354in" style:leader-style="dotted" style:leader-text="."/>
        </style:tab-stops>
      </style:paragraph-properties>
    </style:style>
    <style:style style:name="P118" style:family="paragraph" style:parent-style-name="Text_20_body" style:list-style-name="L7"/>
    <style:style style:name="P119" style:family="paragraph" style:parent-style-name="Text_20_body" style:list-style-name="L7"/>
    <style:style style:name="P120" style:family="paragraph" style:parent-style-name="Text_20_body" style:list-style-name="L7"/>
    <style:style style:name="P121" style:family="paragraph" style:parent-style-name="Text_20_body" style:list-style-name="L7"/>
    <style:style style:name="P122" style:family="paragraph" style:parent-style-name="Text_20_body" style:list-style-name="L7"/>
    <style:style style:name="P123" style:family="paragraph" style:parent-style-name="Text_20_body" style:list-style-name="L8"/>
    <style:style style:name="P124" style:family="paragraph" style:parent-style-name="Text_20_body" style:list-style-name="L8">
      <style:text-properties style:text-underline-style="solid" style:text-underline-width="auto" style:text-underline-color="font-color"/>
    </style:style>
    <style:style style:name="P125" style:family="paragraph" style:parent-style-name="Text_20_body" style:list-style-name="L8">
      <style:text-properties style:text-underline-style="solid" style:text-underline-width="auto" style:text-underline-color="font-color"/>
    </style:style>
    <style:style style:name="P126" style:family="paragraph" style:parent-style-name="Text_20_body" style:list-style-name="L8">
      <style:text-properties style:text-underline-style="solid" style:text-underline-width="auto" style:text-underline-color="font-color"/>
    </style:style>
    <style:style style:name="P127" style:family="paragraph" style:parent-style-name="Text_20_body">
      <style:text-properties fo:font-size="12pt" fo:font-style="italic" fo:font-weight="bold" style:font-size-asian="12pt" style:font-style-asian="italic" style:font-weight-asian="bold" style:font-size-complex="12pt" style:font-style-complex="italic" style:font-weight-complex="bold"/>
    </style:style>
    <style:style style:name="P128" style:family="paragraph" style:parent-style-name="Text_20_body">
      <style:text-properties fo:font-size="12pt" fo:font-style="normal" style:font-size-asian="12pt" style:font-style-asian="normal" style:font-size-complex="12pt" style:font-style-complex="normal"/>
    </style:style>
    <style:style style:name="P129" style:family="paragraph" style:parent-style-name="Text_20_body">
      <style:text-properties fo:font-style="normal" style:font-style-asian="normal" style:font-style-complex="normal"/>
    </style:style>
    <style:style style:name="P130" style:family="paragraph" style:parent-style-name="Text_20_body">
      <style:paragraph-properties fo:margin-left="0in" fo:margin-right="0in" fo:text-indent="0in" style:auto-text-indent="false"/>
    </style:style>
    <style:style style:name="P131" style:family="paragraph" style:parent-style-name="Text_20_body" style:list-style-name="L1">
      <style:paragraph-properties fo:margin-left="0in" fo:margin-right="0in" fo:text-indent="0in" style:auto-text-indent="false"/>
      <style:text-properties fo:color="#000000" style:font-name="TimesNewRomanPSMT" fo:font-size="12pt" style:font-name-asian="TimesNewRomanPSMT" style:font-size-asian="12pt" style:font-name-complex="TimesNewRomanPSMT" style:font-size-complex="12pt"/>
    </style:style>
    <style:style style:name="P132" style:family="paragraph" style:parent-style-name="Text_20_body" style:list-style-name="L1">
      <style:paragraph-properties fo:margin-left="0in" fo:margin-right="0in" fo:text-indent="0in" style:auto-text-indent="false"/>
      <style:text-properties fo:color="#000000" style:font-name="TimesNewRomanPSMT" fo:font-size="12pt" style:font-name-asian="TimesNewRomanPSMT" style:font-size-asian="12pt" style:font-name-complex="TimesNewRomanPSMT" style:font-size-complex="12pt"/>
    </style:style>
    <style:style style:name="P133" style:family="paragraph" style:parent-style-name="Text_20_body" style:list-style-name="L1">
      <style:paragraph-properties fo:margin-left="0in" fo:margin-right="0in" fo:text-indent="0in" style:auto-text-indent="false"/>
      <style:text-properties fo:color="#000000" style:font-name="TimesNewRomanPSMT" fo:font-size="12pt" style:font-name-asian="TimesNewRomanPSMT" style:font-size-asian="12pt" style:font-name-complex="TimesNewRomanPSMT" style:font-size-complex="12pt"/>
    </style:style>
    <style:style style:name="P134" style:family="paragraph" style:parent-style-name="Text_20_body" style:list-style-name="L1">
      <style:paragraph-properties fo:margin-left="0in" fo:margin-right="0in" fo:text-indent="0in" style:auto-text-indent="false"/>
    </style:style>
    <style:style style:name="P135" style:family="paragraph" style:parent-style-name="Text_20_body" style:list-style-name="L4">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36" style:family="paragraph" style:parent-style-name="Text_20_body" style:list-style-name="L4">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37" style:family="paragraph" style:parent-style-name="Text_20_body">
      <style:paragraph-properties fo:margin-left="0in" fo:margin-right="0in" fo:text-indent="0in" style:auto-text-indent="fals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38" style:family="paragraph" style:parent-style-name="Text_20_body">
      <style:paragraph-properties fo:margin-left="0in" fo:margin-right="0in" fo:text-indent="0in"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39" style:family="paragraph" style:parent-style-name="Text_20_body">
      <style:paragraph-properties fo:margin-left="0in" fo:margin-right="0in"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140" style:family="paragraph" style:parent-style-name="Text_20_body" style:list-style-name="L4">
      <style:paragraph-properties fo:margin-left="0in" fo:margin-right="0in" fo:text-indent="0in" style:auto-text-indent="false"/>
    </style:style>
    <style:style style:name="P141" style:family="paragraph" style:parent-style-name="Text_20_body" style:list-style-name="WW8Num33">
      <style:paragraph-properties fo:margin-left="0in" fo:margin-right="0in" fo:text-indent="0in" style:auto-text-indent="false"/>
    </style:style>
    <style:style style:name="P142" style:family="paragraph" style:parent-style-name="Text_20_body">
      <style:paragraph-properties fo:margin-left="0in" fo:margin-right="0in" fo:text-indent="0in" style:auto-text-indent="false"/>
      <style:text-properties style:font-name="Times New Roman" fo:font-style="normal" fo:font-weight="normal" style:font-style-asian="normal" style:font-weight-asian="normal" style:font-style-complex="normal" style:font-weight-complex="normal"/>
    </style:style>
    <style:style style:name="P143" style:family="paragraph" style:parent-style-name="Text_20_body">
      <style:paragraph-properties fo:margin-left="0in" fo:margin-right="0in" fo:text-indent="0in" style:auto-text-indent="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144"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145" style:family="paragraph" style:parent-style-name="Text_20_body" style:list-style-name="L10">
      <style:paragraph-properties fo:margin-left="0in" fo:margin-right="0in" fo:margin-top="0in" fo:margin-bottom="0in" fo:text-indent="0in" style:auto-text-indent="false"/>
    </style:style>
    <style:style style:name="P146" style:family="paragraph" style:parent-style-name="Text_20_body" style:list-style-name="L10">
      <style:paragraph-properties fo:margin-left="0in" fo:margin-right="0in" fo:margin-top="0in" fo:margin-bottom="0in" fo:text-indent="0in" style:auto-text-indent="false"/>
    </style:style>
    <style:style style:name="P147" style:family="paragraph" style:parent-style-name="Text_20_body" style:list-style-name="L10">
      <style:paragraph-properties fo:margin-left="0in" fo:margin-right="0in" fo:margin-top="0in" fo:margin-bottom="0in" fo:text-indent="0in" style:auto-text-indent="false"/>
    </style:style>
    <style:style style:name="P148" style:family="paragraph" style:parent-style-name="Text_20_body" style:list-style-name="L10">
      <style:paragraph-properties fo:margin-left="0in" fo:margin-right="0in" fo:margin-top="0in" fo:margin-bottom="0in" fo:text-indent="0in" style:auto-text-indent="false"/>
    </style:style>
    <style:style style:name="P149" style:family="paragraph" style:parent-style-name="Text_20_body" style:list-style-name="L10">
      <style:paragraph-properties fo:margin-left="0in" fo:margin-right="0in" fo:margin-top="0in" fo:margin-bottom="0in" fo:text-indent="0in" style:auto-text-indent="false"/>
    </style:style>
    <style:style style:name="P150" style:family="paragraph" style:parent-style-name="Text_20_body" style:list-style-name="L11">
      <style:paragraph-properties fo:margin-left="0in" fo:margin-right="0in" fo:margin-top="0in" fo:margin-bottom="0in" fo:text-indent="0in" style:auto-text-indent="false"/>
    </style:style>
    <style:style style:name="P151" style:family="paragraph" style:parent-style-name="Text_20_body" style:list-style-name="L11">
      <style:paragraph-properties fo:margin-left="0in" fo:margin-right="0in" fo:margin-top="0in" fo:margin-bottom="0in" fo:text-indent="0in" style:auto-text-indent="false"/>
    </style:style>
    <style:style style:name="P152" style:family="paragraph" style:parent-style-name="Text_20_body" style:list-style-name="L11">
      <style:paragraph-properties fo:margin-left="0in" fo:margin-right="0in" fo:margin-top="0in" fo:margin-bottom="0in" fo:text-indent="0in" style:auto-text-indent="false"/>
    </style:style>
    <style:style style:name="P153" style:family="paragraph" style:parent-style-name="Text_20_body" style:list-style-name="L11">
      <style:paragraph-properties fo:margin-left="0in" fo:margin-right="0in" fo:margin-top="0in" fo:margin-bottom="0in" fo:text-indent="0in" style:auto-text-indent="false"/>
    </style:style>
    <style:style style:name="P154" style:family="paragraph" style:parent-style-name="Text_20_body" style:list-style-name="L11">
      <style:paragraph-properties fo:margin-left="0in" fo:margin-right="0in" fo:margin-top="0in" fo:margin-bottom="0in" fo:text-indent="0in" style:auto-text-indent="false"/>
    </style:style>
    <style:style style:name="P155" style:family="paragraph" style:parent-style-name="Text_20_body" style:list-style-name="WW8Num18">
      <style:paragraph-properties fo:margin-left="-1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156" style:family="paragraph" style:parent-style-name="Text_20_body" style:list-style-name="WW8Num18">
      <style:paragraph-properties fo:margin-left="-1in" fo:margin-right="0in" fo:text-align="start" style:justify-single-word="false" fo:text-indent="0in" style:auto-text-indent="false"/>
    </style:style>
    <style:style style:name="P157" style:family="paragraph" style:parent-style-name="Text_20_body" style:list-style-name="WW8Num33">
      <style:paragraph-properties fo:margin-left="-0.5in" fo:margin-right="0in" fo:text-indent="0in" style:auto-text-indent="false"/>
    </style:style>
    <style:style style:name="P158" style:family="paragraph" style:parent-style-name="Text_20_body" style:list-style-name="WW8Num33">
      <style:paragraph-properties fo:margin-left="-0.5in" fo:margin-right="0in" fo:text-indent="0in" style:auto-text-indent="false"/>
    </style:style>
    <style:style style:name="P159" style:family="paragraph" style:parent-style-name="Text_20_body" style:list-style-name="L9">
      <style:paragraph-properties fo:margin-left="-0.5in" fo:margin-right="0in" fo:text-indent="0in" style:auto-text-indent="false"/>
    </style:style>
    <style:style style:name="P160" style:family="paragraph" style:parent-style-name="Text_20_body" style:list-style-name="L5">
      <style:paragraph-properties fo:margin-left="0.5in" fo:margin-right="0in" fo:margin-top="0in" fo:margin-bottom="0in" fo:text-indent="0in" style:auto-text-indent="false"/>
    </style:style>
    <style:style style:name="P161" style:family="paragraph" style:parent-style-name="Text_20_body" style:list-style-name="L5">
      <style:paragraph-properties fo:margin-left="0.5in" fo:margin-right="0in" fo:margin-top="0in" fo:margin-bottom="0in" fo:text-indent="0in" style:auto-text-indent="false"/>
    </style:style>
    <style:style style:name="P162" style:family="paragraph" style:parent-style-name="Text_20_body" style:list-style-name="L5">
      <style:paragraph-properties fo:margin-left="0.5in" fo:margin-right="0in" fo:margin-top="0in" fo:margin-bottom="0in" fo:text-indent="0in" style:auto-text-indent="false"/>
    </style:style>
    <style:style style:name="P163" style:family="paragraph" style:parent-style-name="Text_20_body" style:list-style-name="L5">
      <style:paragraph-properties fo:margin-left="0.5in" fo:margin-right="0in" fo:margin-top="0in" fo:margin-bottom="0in" fo:text-indent="0in" style:auto-text-indent="false"/>
    </style:style>
    <style:style style:name="P164" style:family="paragraph" style:parent-style-name="Text_20_body" style:list-style-name="L8">
      <style:paragraph-properties fo:margin-left="0.5in" fo:margin-right="0in" fo:margin-top="0in" fo:margin-bottom="0in" fo:text-indent="0in" style:auto-text-indent="false"/>
      <style:text-properties fo:font-style="italic" style:text-underline-style="none" style:font-style-asian="italic" style:font-style-complex="italic"/>
    </style:style>
    <style:style style:name="P165" style:family="paragraph" style:parent-style-name="Text_20_body" style:list-style-name="L5">
      <style:paragraph-properties fo:margin-left="0.5in" fo:margin-right="0in" fo:text-indent="0in" style:auto-text-indent="false"/>
    </style:style>
    <style:style style:name="P166" style:family="paragraph" style:parent-style-name="Text_20_body" style:list-style-name="L5">
      <style:paragraph-properties fo:margin-left="1in" fo:margin-right="0in" fo:margin-top="0in" fo:margin-bottom="0in" fo:text-indent="0in" style:auto-text-indent="false"/>
    </style:style>
    <style:style style:name="P167" style:family="paragraph" style:parent-style-name="Text_20_body" style:list-style-name="L5">
      <style:paragraph-properties fo:margin-left="1in" fo:margin-right="0in" fo:margin-top="0in" fo:margin-bottom="0in" fo:text-indent="0in" style:auto-text-indent="false"/>
      <style:text-properties style:language-asian="zh" style:country-asian="CN"/>
    </style:style>
    <style:style style:name="P168" style:family="paragraph" style:parent-style-name="Text_20_body" style:list-style-name="L5">
      <style:paragraph-properties fo:margin-left="1in" fo:margin-right="0in" fo:margin-top="0in" fo:margin-bottom="0in" fo:text-indent="0in" style:auto-text-indent="false"/>
    </style:style>
    <style:style style:name="P169" style:family="paragraph" style:parent-style-name="Text_20_body" style:list-style-name="L5">
      <style:paragraph-properties fo:margin-left="1in" fo:margin-right="0in" fo:margin-top="0in" fo:margin-bottom="0in" fo:text-indent="0in" style:auto-text-indent="false"/>
    </style:style>
    <style:style style:name="P170" style:family="paragraph" style:parent-style-name="Text_20_body" style:list-style-name="L5">
      <style:paragraph-properties fo:margin-left="1in" fo:margin-right="0in" fo:margin-top="0in" fo:margin-bottom="0in" fo:text-indent="0in" style:auto-text-indent="false"/>
    </style:style>
    <style:style style:name="P171" style:family="paragraph" style:parent-style-name="Text_20_body" style:list-style-name="L5">
      <style:paragraph-properties fo:margin-left="1in" fo:margin-right="0in" fo:margin-top="0in" fo:margin-bottom="0in" fo:text-indent="0in" style:auto-text-indent="false"/>
    </style:style>
    <style:style style:name="P172" style:family="paragraph" style:parent-style-name="Text_20_body" style:list-style-name="L5">
      <style:paragraph-properties fo:margin-left="1in" fo:margin-right="0in" fo:margin-top="0in" fo:margin-bottom="0in" fo:text-indent="0in" style:auto-text-indent="false"/>
    </style:style>
    <style:style style:name="P173" style:family="paragraph" style:parent-style-name="Text_20_body" style:list-style-name="L5">
      <style:paragraph-properties fo:margin-left="1in" fo:margin-right="0in" fo:text-indent="0in" style:auto-text-indent="false"/>
    </style:style>
    <style:style style:name="P174" style:family="paragraph" style:parent-style-name="List_20_Continue" style:list-style-name="L2">
      <style:paragraph-properties fo:margin-left="0in" fo:margin-right="0in" fo:margin-top="0in" fo:margin-bottom="0.0799in" fo:text-indent="0in" style:auto-text-indent="false"/>
    </style:style>
    <style:style style:name="P175" style:family="paragraph" style:parent-style-name="Contents_20_3">
      <style:paragraph-properties>
        <style:tab-stops>
          <style:tab-stop style:position="5.3583in"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bold" style:font-style-asian="italic" style:font-weight-asian="bold" style:font-weight-complex="bold"/>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style:text-underline-style="none" fo:font-weight="bold" style:font-style-asian="italic" style:font-weight-asian="bold" style:font-style-complex="italic" style:font-weight-complex="bold"/>
    </style:style>
    <style:style style:name="T11" style:family="text">
      <style:text-properties fo:font-style="italic" style:text-underline-style="solid" style:text-underline-width="auto" style:text-underline-color="font-color" style:font-style-asian="italic" style:font-style-complex="italic"/>
    </style:style>
    <style:style style:name="T12" style:family="text">
      <style:text-properties fo:font-size="12pt"/>
    </style:style>
    <style:style style:name="T13" style:family="text">
      <style:text-properties fo:font-size="12pt" fo:font-weight="bold"/>
    </style:style>
    <style:style style:name="T14" style:family="text">
      <style:text-properties fo:font-size="12pt" fo:font-weight="bold" style:font-size-asian="12pt" style:font-weight-asian="bold" style:font-size-complex="12pt" style:font-weight-complex="bold"/>
    </style:style>
    <style:style style:name="T15" style:family="text">
      <style:text-properties fo:font-size="12pt" fo:font-style="normal" style:font-size-asian="12pt" style:font-style-asian="normal" style:font-size-complex="12pt" style:font-style-complex="normal"/>
    </style:style>
    <style:style style:name="T1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7" style:family="text">
      <style:text-properties fo:font-size="12pt" style:font-size-asian="12pt" style:font-size-complex="12pt"/>
    </style:style>
    <style:style style:name="T18" style:family="text">
      <style:text-properties fo:font-size="12pt" fo:font-style="italic" fo:font-weight="bold" style:font-size-asian="12pt" style:font-style-asian="italic" style:font-weight-asian="bold" style:font-size-complex="12pt" style:font-style-complex="italic" style:font-weight-complex="bold"/>
    </style:style>
    <style:style style:name="T19" style:family="text">
      <style:text-properties fo:font-size="12pt" fo:font-style="italic" style:font-size-asian="12pt" style:font-style-asian="italic" style:font-size-complex="12pt" style:font-style-complex="italic"/>
    </style:style>
    <style:style style:name="T20" style:family="text">
      <style:text-properties fo:font-size="12pt" style:text-underline-style="solid" style:text-underline-width="auto" style:text-underline-color="font-color" style:font-size-asian="12pt" style:font-size-complex="12pt"/>
    </style:style>
    <style:style style:name="T21"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2" style:family="text">
      <style:text-properties fo:font-size="12pt" style:text-underline-style="none" style:font-size-asian="12pt" style:font-size-complex="12pt"/>
    </style:style>
    <style:style style:name="T23" style:family="text">
      <style:text-properties style:text-position="33% 80%"/>
    </style:style>
    <style:style style:name="T24" style:family="text">
      <style:text-properties fo:font-size="11pt" fo:font-style="italic" style:font-size-asian="11pt" style:font-style-asian="italic" style:font-size-complex="11pt"/>
    </style:style>
    <style:style style:name="T25" style:family="text">
      <style:text-properties fo:font-size="11pt" fo:font-style="italic" style:font-size-asian="11pt" style:font-style-asian="italic" style:font-size-complex="11pt" style:font-style-complex="italic"/>
    </style:style>
    <style:style style:name="T26" style:family="text">
      <style:text-properties fo:font-size="11pt" fo:font-style="italic" fo:font-weight="bold" style:font-size-asian="11pt" style:font-style-asian="italic" style:font-weight-asian="bold" style:font-size-complex="11pt" style:font-style-complex="italic" style:font-weight-complex="bold"/>
    </style:style>
    <style:style style:name="T27" style:family="text">
      <style:text-properties fo:font-size="11pt" fo:font-style="italic" fo:font-weight="bold" style:font-size-asian="11pt" style:font-style-asian="italic" style:font-weight-asian="bold" style:font-size-complex="11pt" style:font-weight-complex="bold"/>
    </style:style>
    <style:style style:name="T28" style:family="text">
      <style:text-properties fo:font-size="11pt" fo:font-style="italic" fo:font-weight="normal" style:font-size-asian="11pt" style:font-style-asian="italic" style:font-weight-asian="normal" style:font-size-complex="11pt" style:font-style-complex="italic" style:font-weight-complex="normal"/>
    </style:style>
    <style:style style:name="T29" style:family="text">
      <style:text-properties fo:font-size="11pt" fo:font-weight="normal" style:font-size-asian="11pt" style:font-weight-asian="normal" style:font-size-complex="11pt" style:font-weight-complex="normal"/>
    </style:style>
    <style:style style:name="T30" style:family="text">
      <style:text-properties fo:font-size="11pt" style:font-size-asian="11pt" style:font-size-complex="11pt"/>
    </style:style>
    <style:style style:name="T31" style:family="text">
      <style:text-properties style:text-underline-style="solid" style:text-underline-width="auto" style:text-underline-color="font-color"/>
    </style:style>
    <style:style style:name="T32" style:family="text">
      <style:text-properties fo:font-style="normal" style:font-style-asian="normal" style:font-style-complex="normal"/>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weight="normal" style:font-weight-asian="normal" style:font-weight-complex="normal"/>
    </style:style>
    <style:style style:name="T35" style:family="text">
      <style:text-properties fo:color="#000000"/>
    </style:style>
    <style:style style:name="T36" style:family="text">
      <style:text-properties fo:color="#000000" fo:font-style="italic" fo:font-weight="normal"/>
    </style:style>
    <style:style style:name="T37" style:family="text">
      <style:text-properties fo:color="#000000" fo:font-style="italic" fo:font-weight="bold" style:font-style-asian="italic" style:font-weight-asian="bold" style:font-style-complex="italic" style:font-weight-complex="bold"/>
    </style:style>
    <style:style style:name="T38" style:family="text">
      <style:text-properties fo:color="#000000" fo:font-style="italic" style:font-style-asian="italic" style:font-style-complex="italic"/>
    </style:style>
    <style:style style:name="T39" style:family="text">
      <style:text-properties fo:color="#000000" fo:font-style="italic" style:font-name-asian="Tms Rmn" style:font-style-asian="italic" style:font-name-complex="Tms Rmn" style:font-style-complex="italic"/>
    </style:style>
    <style:style style:name="T40" style:family="text">
      <style:text-properties fo:color="#000000" fo:font-style="italic" style:text-underline-style="none" fo:font-weight="normal" style:font-style-asian="italic" style:font-weight-asian="normal" style:font-style-complex="italic" style:font-weight-complex="normal"/>
    </style:style>
    <style:style style:name="T41" style:family="text">
      <style:text-properties fo:color="#000000" fo:font-size="11pt" fo:font-style="italic" fo:font-weight="bold" style:font-size-asian="11pt" style:font-style-asian="italic" style:font-weight-asian="bold" style:font-size-complex="11pt" style:font-style-complex="italic" style:font-weight-complex="bold"/>
    </style:style>
    <style:style style:name="T42" style:family="text">
      <style:text-properties fo:color="#000000" fo:font-style="normal" style:font-style-asian="normal" style:font-style-complex="normal"/>
    </style:style>
    <style:style style:name="T43" style:family="text">
      <style:text-properties fo:color="#000000" fo:font-style="normal" style:text-underline-style="none" fo:font-weight="normal" style:font-style-asian="normal" style:font-weight-asian="normal" style:font-style-complex="normal" style:font-weight-complex="normal"/>
    </style:style>
    <style:style style:name="T44" style:family="text">
      <style:text-properties fo:color="#000000" fo:font-style="normal" fo:font-weight="bold" style:font-style-asian="normal" style:font-weight-asian="bold" style:font-style-complex="normal" style:font-weight-complex="bold"/>
    </style:style>
    <style:style style:name="T45" style:family="text">
      <style:text-properties fo:color="#000000" fo:font-style="normal" fo:font-weight="normal" style:font-style-asian="normal" style:font-weight-asian="normal" style:font-style-complex="normal" style:font-weight-complex="normal"/>
    </style:style>
    <style:style style:name="T46" style:family="text">
      <style:text-properties fo:color="#000000" fo:font-weight="bold" style:font-weight-asian="bold" style:font-weight-complex="bold"/>
    </style:style>
    <style:style style:name="T47" style:family="text">
      <style:text-properties fo:color="#000000" fo:font-size="10.5pt" fo:font-style="italic" fo:font-weight="normal" style:font-style-asian="italic" style:font-style-complex="italic"/>
    </style:style>
    <style:style style:name="T48" style:family="text">
      <style:text-properties fo:color="#000000" fo:font-size="10.5pt" fo:font-style="italic" style:font-style-asian="italic" style:font-style-complex="italic"/>
    </style:style>
    <style:style style:name="T49" style:family="text">
      <style:text-properties fo:color="#000000" fo:font-size="14pt" style:font-size-asian="14pt" style:font-size-complex="14pt"/>
    </style:style>
    <style:style style:name="T50" style:family="text">
      <style:text-properties fo:color="#000000" style:font-name="Times" fo:font-size="12pt" fo:font-weight="normal" style:font-size-asian="12pt" style:font-weight-asian="normal" style:font-size-complex="12pt" style:font-weight-complex="normal"/>
    </style:style>
    <style:style style:name="T51" style:family="text">
      <style:text-properties fo:color="#000000" style:font-name="Times New Roman1" fo:font-size="12pt" fo:font-weight="normal" style:font-name-asian="TimesNewRomanPS-BoldMT" style:font-size-asian="24pt" style:font-weight-asian="bold" style:font-name-complex="TimesNewRomanPS-BoldMT" style:font-size-complex="24pt" style:font-weight-complex="bold"/>
    </style:style>
    <style:style style:name="T52" style:family="text">
      <style:text-properties fo:color="#000000" style:font-name="Tms Rmn" fo:font-size="10pt" style:font-name-asian="Tms Rmn" style:font-size-asian="10pt" style:font-name-complex="Tms Rmn" style:font-size-complex="10pt"/>
    </style:style>
    <style:style style:name="T53" style:family="text">
      <style:text-properties fo:color="#000000" style:font-name-asian="Tms Rmn" style:font-name-complex="Tms Rmn"/>
    </style:style>
    <style:style style:name="T54" style:family="text">
      <style:text-properties fo:color="#000000" style:text-underline-style="none"/>
    </style:style>
    <style:style style:name="T55" style:family="text">
      <style:text-properties fo:color="#000000" style:text-underline-style="none" fo:font-weight="normal" style:font-weight-asian="normal" style:font-weight-complex="normal"/>
    </style:style>
    <style:style style:name="T56" style:family="text">
      <style:text-properties fo:color="#000000" style:text-underline-style="none" fo:font-weight="normal" style:font-weight-asian="normal" style:font-style-complex="italic" style:font-weight-complex="normal"/>
    </style:style>
    <style:style style:name="T57" style:family="text">
      <style:text-properties fo:color="#000000" style:text-underline-style="none" fo:font-weight="bold" style:font-name-asian="TimesNewRomanPSMT" style:font-weight-asian="bold" style:font-name-complex="TimesNewRomanPSMT" style:font-weight-complex="bold"/>
    </style:style>
    <style:style style:name="T58" style:family="text">
      <style:text-properties fo:color="#000000" style:font-name="Times New Roman" style:text-underline-style="none"/>
    </style:style>
    <style:style style:name="T59" style:family="text">
      <style:text-properties fo:color="#000000" style:font-name="Times New Roman" style:text-underline-style="none" fo:font-weight="normal" style:font-weight-asian="normal" style:font-weight-complex="normal"/>
    </style:style>
    <style:style style:name="T60" style:family="text">
      <style:text-properties fo:color="#000000" style:font-name="Times New Roman" fo:font-style="normal" style:text-underline-style="none" fo:font-weight="normal" style:font-style-asian="normal" style:font-weight-asian="normal" style:font-style-complex="normal" style:font-weight-complex="normal"/>
    </style:style>
    <style:style style:name="T61" style:family="text">
      <style:text-properties fo:color="#000000" fo:font-weight="normal" style:font-weight-asian="normal" style:font-weight-complex="normal"/>
    </style:style>
    <style:style style:name="T62" style:family="text">
      <style:text-properties fo:color="#000000" fo:font-size="12pt" style:text-underline-style="none" style:font-name-asian="TimesNewRomanPSMT" style:font-size-asian="12pt" style:font-name-complex="TimesNewRomanPSMT" style:font-size-complex="12pt"/>
    </style:style>
    <style:style style:name="T63" style:family="text">
      <style:text-properties fo:color="#000000" fo:font-size="12pt" style:text-underline-style="none" fo:font-weight="bold" style:font-name-asian="TimesNewRomanPSMT" style:font-size-asian="12pt" style:font-weight-asian="bold" style:font-name-complex="TimesNewRomanPSMT" style:font-size-complex="12pt" style:font-weight-complex="bold"/>
    </style:style>
    <style:style style:name="T64" style:family="text">
      <style:text-properties fo:color="#000000" style:font-name="TimesNewRomanPSMT" fo:font-size="12pt" fo:font-style="normal" style:text-underline-style="none"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T65" style:family="text">
      <style:text-properties fo:color="#000000" style:font-name="TimesNewRomanPSMT" fo:font-size="12pt" fo:font-style="normal" style:text-underline-style="none" fo:font-weight="bold" style:font-name-asian="TimesNewRomanPSMT" style:font-size-asian="12pt" style:font-style-asian="normal" style:font-weight-asian="bold" style:font-name-complex="TimesNewRomanPSMT" style:font-size-complex="12pt" style:font-style-complex="normal" style:font-weight-complex="bold"/>
    </style:style>
    <style:style style:name="T66" style:family="text">
      <style:text-properties fo:color="#000000" style:font-name="TimesNewRomanPSMT" fo:font-size="12pt" fo:font-style="italic" style:text-underline-style="none" fo:font-weight="bold" style:font-name-asian="TimesNewRomanPSMT" style:font-size-asian="12pt" style:font-style-asian="italic" style:font-weight-asian="bold" style:font-name-complex="TimesNewRomanPSMT" style:font-size-complex="12pt" style:font-style-complex="italic" style:font-weight-complex="bold"/>
    </style:style>
    <style:style style:name="T67" style:family="text">
      <style:text-properties style:font-name="Times New Roman"/>
    </style:style>
    <style:style style:name="T68" style:family="text">
      <style:text-properties style:font-name="Times New Roman" fo:font-weight="bold" style:font-weight-asian="bold" style:font-weight-complex="bold"/>
    </style:style>
    <style:style style:name="T69" style:family="text">
      <style:text-properties style:font-name="Times New Roman" fo:font-style="italic" style:font-style-asian="italic" style:font-style-complex="italic"/>
    </style:style>
    <style:style style:name="T70" style:family="text">
      <style:text-properties style:font-name="Times New Roman" fo:font-size="12pt" fo:font-weight="normal" style:font-size-asian="12pt" style:font-weight-asian="normal" style:font-size-complex="12pt" style:font-weight-complex="normal"/>
    </style:style>
    <style:style style:name="T71" style:family="text">
      <style:text-properties style:font-name="Times New Roman" fo:font-size="12pt" fo:font-style="normal" fo:font-weight="normal" style:font-name-asian="Times New Roman2" style:font-size-asian="12pt" style:font-style-asian="normal" style:font-weight-asian="normal" style:font-name-complex="Times New Roman2" style:font-size-complex="12pt" style:font-style-complex="normal" style:font-weight-complex="normal"/>
    </style:style>
    <style:style style:name="T72" style:family="text">
      <style:text-properties style:text-underline-style="none"/>
    </style:style>
    <style:style style:name="T73" style:family="text">
      <style:text-properties style:text-underline-style="none" fo:font-weight="bold" style:font-weight-asian="bold" style:font-weight-complex="bold"/>
    </style:style>
    <style:style style:name="T74" style:family="text">
      <style:text-properties style:font-name="Times" fo:font-size="12pt" fo:font-weight="normal" style:font-size-asian="12pt" style:font-weight-asian="normal" style:font-size-complex="12pt" style:font-weight-complex="normal"/>
    </style:style>
    <style:style style:name="T75" style:family="text">
      <style:text-properties fo:font-size="10.5pt"/>
    </style:style>
    <style:style style:name="T76" style:family="text">
      <style:text-properties fo:font-size="10.5pt" fo:font-style="italic" style:font-style-asian="italic" style:font-style-complex="italic"/>
    </style:style>
    <style:style style:name="T77" style:family="text">
      <style:text-properties style:font-name="TimesNewRomanPSMT" fo:font-size="12pt" style:font-name-asian="TimesNewRomanPSMT" style:font-size-asian="12pt" style:font-name-complex="TimesNewRomanPSMT" style:font-size-complex="12pt"/>
    </style:style>
    <style:style style:name="T78" style:family="text">
      <style:text-properties fo:font-size="14pt" style:font-size-asian="14pt" style:font-size-complex="14pt"/>
    </style:style>
    <style:style style:name="T79" style:family="text">
      <style:text-properties fo:color="#0000ff"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80" style:family="text">
      <style:text-properties style:language-asian="zh" style:country-asian="CN"/>
    </style:style>
    <style:style style:name="T81" style:family="text">
      <style:text-properties style:font-name="Times New Roman2" fo:font-size="12pt" fo:font-style="normal" fo:font-weight="normal" style:font-name-asian="Times New Roman2" style:font-size-asian="12pt" style:font-style-asian="normal" style:font-weight-asian="normal" style:font-name-complex="Times New Roman2" style:font-size-complex="12pt" style:font-style-complex="normal" style:font-weight-complex="normal"/>
    </style:style>
    <style:style style:name="T82" style:family="text">
      <style:text-properties style:font-name="Times New Roman2" fo:font-style="normal" fo:font-weight="normal" style:font-name-asian="Times New Roman2" style:font-style-asian="normal" style:font-weight-asian="normal" style:font-name-complex="Times New Roman2" style:font-style-complex="normal"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36" number:automatic-order="true">
      <number:month number:style="long"/>
      <number:text>/</number:text>
      <number:day number:style="long"/>
      <number:text>/</number:text>
      <number:year number:style="long"/>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XCAT 2 on AIX</text:p>
      <text:p text:style-name="P34">Booting AIX diskless nodes </text:p>
      <text:p text:style-name="P68"><text:date style:data-style-name="N36" text:date-value="2010-08-11T12:45:20.92">08/11/2010</text:date>, <text:time style:data-style-name="N43" text:time-value="2010-08-11T12:45:20.92">12:45:21 PM</text:time></text:p>
      <text:p text:style-name="Date"/>
      <text:table-of-content text:style-name="Sect1" text:name="Table of Contents1">
        <text:table-of-content-source text:outline-level="4"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115"><text:a xlink:type="simple" xlink:href="#1.Overview|outline">1.0 Overview<text:tab/>2</text:a></text:p>
          <text:p text:style-name="P115"><text:a xlink:type="simple" xlink:href="#2.Deploying AIX diskless nodes using xCAT|outline">2.0 Deploying AIX diskless nodes using xCAT<text:tab/>2</text:a></text:p>
          <text:p text:style-name="P94"><text:a xlink:type="simple" xlink:href="#2.1.Create a diskless image|outline">2.1 Create a diskless image<text:tab/>2</text:a></text:p>
          <text:p text:style-name="P94"><text:a xlink:type="simple" xlink:href="#2.2.Update the image (SPOT)|outline">2.2 Update the image (SPOT)<text:tab/>5</text:a></text:p>
          <text:p text:style-name="P175"><text:a xlink:type="simple" xlink:href="#2.2.1.Update options|outline">2.2.1 Update options<text:tab/>5</text:a></text:p>
          <text:p text:style-name="P117"><text:a xlink:type="simple" xlink:href="#2.2.1.1.Add or update software |outline">2.2.1.1 Add or update software <text:tab/>5</text:a></text:p>
          <text:p text:style-name="P117"><text:a xlink:type="simple" xlink:href="#2.2.1.2.Update system configuration files.|outline">2.2.1.2 Update system configuration files.<text:tab/>5</text:a></text:p>
          <text:p text:style-name="P117"><text:a xlink:type="simple" xlink:href="#2.2.1.3.Run commands in the SPOT using chroot.|outline">2.2.1.3 Run commands in the SPOT using chroot.<text:tab/>6</text:a></text:p>
          <text:p text:style-name="P175"><text:a xlink:type="simple" xlink:href="#2.2.2.Adding required software|outline">2.2.2 Adding required software<text:tab/>7</text:a></text:p>
          <text:p text:style-name="P117"><text:a xlink:type="simple" xlink:href="#2.2.2.1.Copy the software.|outline">2.2.2.1 Copy the software.<text:tab/>7</text:a></text:p>
          <text:p text:style-name="P117"><text:a xlink:type="simple" xlink:href="#2.2.2.2.Create NIM installp_bundle resources|outline">2.2.2.2 Create NIM installp_bundle resources<text:tab/>7</text:a></text:p>
          <text:p text:style-name="P117"><text:a xlink:type="simple" xlink:href="#2.2.2.3.Check the osimage (optional)|outline">2.2.2.3 Check the osimage (optional)<text:tab/>8</text:a></text:p>
          <text:p text:style-name="P117"><text:a xlink:type="simple" xlink:href="#2.2.2.4.Install the software into the SPOT. |outline">2.2.2.4 Install the software into the SPOT. <text:tab/>9</text:a></text:p>
          <text:p text:style-name="P94"><text:a xlink:type="simple" xlink:href="#2.3.Define xCAT networks|outline">2.3 Define xCAT networks<text:tab/>9</text:a></text:p>
          <text:p text:style-name="P94"><text:a xlink:type="simple" xlink:href="#2.4.Create additional NIM network definitions (optional)  |outline">2.4 Create additional NIM network definitions (optional) <text:s/><text:tab/>10</text:a></text:p>
          <text:p text:style-name="P94"><text:a xlink:type="simple" xlink:href="#2.5.Define the HMC as an xCAT node|outline">2.5 Define the HMC as an xCAT node<text:tab/>11</text:a></text:p>
          <text:p text:style-name="P94"><text:a xlink:type="simple" xlink:href="#2.6.Discover the LPARs managed by the HMC|outline">2.6 Discover the LPARs managed by the HMC<text:tab/>11</text:a></text:p>
          <text:p text:style-name="P94"><text:a xlink:type="simple" xlink:href="#2.7.Define xCAT cluster nodes|outline">2.7 Define xCAT cluster nodes<text:tab/>12</text:a></text:p>
          <text:p text:style-name="P94"><text:a xlink:type="simple" xlink:href="#2.8.Add IP addresses and hostnames to /etc/hosts|outline">2.8 Add IP addresses and hostnames to /etc/hosts<text:tab/>12</text:a></text:p>
          <text:p text:style-name="P94"><text:a xlink:type="simple" xlink:href="#2.9.Create and define additional logical partitions (optional)|outline">2.9 Create and define additional logical partitions (optional)<text:tab/>12</text:a></text:p>
          <text:p text:style-name="P94"><text:a xlink:type="simple" xlink:href="#2.10.Gather MAC information for the boot adapters.|outline">2.10 Gather MAC information for the boot adapters.<text:tab/>13</text:a></text:p>
          <text:p text:style-name="P94"><text:a xlink:type="simple" xlink:href="#2.11.Define xCAT groups (optional)|outline">2.11 Define xCAT groups (optional)<text:tab/>14</text:a></text:p>
          <text:p text:style-name="P94"><text:a xlink:type="simple" xlink:href="#2.12. Set up post boot scripts (optional)|outline">2.12 <text:s/>Set up post boot scripts (optional)<text:tab/>14</text:a></text:p>
          <text:p text:style-name="P94"><text:a xlink:type="simple" xlink:href="#2.13.Set up prescripts (optional)|outline">2.13 Set up prescripts (optional)<text:tab/>15</text:a></text:p>
          <text:p text:style-name="P94"><text:a xlink:type="simple" xlink:href="#2.14.Verify the node definitions|outline">2.14 Verify the node definitions<text:tab/>15</text:a></text:p>
          <text:p text:style-name="P94"><text:a xlink:type="simple" xlink:href="#2.15.Initialize the AIX/NIM diskless nodes|outline">2.15 Initialize the AIX/NIM diskless nodes<text:tab/>16</text:a></text:p>
          <text:p text:style-name="P94"><text:a xlink:type="simple" xlink:href="#2.16.Verifying the node initialization before booting (optional)|outline">2.16 Verifying the node initialization before booting (optional)<text:tab/>16</text:a></text:p>
          <text:p text:style-name="P94"><text:a xlink:type="simple" xlink:href="#2.17.Open a remote console (optional)|outline">2.17 Open a remote console (optional)<text:tab/>16</text:a></text:p>
          <text:p text:style-name="P94"><text:a xlink:type="simple" xlink:href="#2.18.Initiate a network boot|outline">2.18 Initiate a network boot<text:tab/>17</text:a></text:p>
          <text:p text:style-name="P94"><text:a xlink:type="simple" xlink:href="#2.19.Verify the deployment|outline">2.19 Verify the deployment<text:tab/>17</text:a></text:p>
          <text:p text:style-name="P115"><text:a xlink:type="simple" xlink:href="#3. ISCSI dump support|outline">3.0 <text:s/>ISCSI dump support<text:tab/>18</text:a></text:p>
          <text:p text:style-name="P94"><text:a xlink:type="simple" xlink:href="#3.1.Prerequisites|outline">3.1 Prerequisites<text:tab/>18</text:a></text:p>
          <text:p text:style-name="P94"><text:a xlink:type="simple" xlink:href="#3.2.Configuring diskless dump|outline">3.2 Configuring diskless dump<text:tab/>19</text:a></text:p>
          <text:p text:style-name="P94"><text:a xlink:type="simple" xlink:href="#3.3.Initiating a diskless dump&#9;|outline">3.3 Initiating a diskless dump <text:tab/>20</text:a></text:p>
          <text:p text:style-name="P94"><text:a xlink:type="simple" xlink:href="#3.4.NIM snap and dump operations|outline">3.4 NIM snap and dump operations<text:tab/>20</text:a></text:p>
          <text:p text:style-name="P94"><text:a xlink:type="simple" xlink:href="#3.5.Reading a system dump file|outline">3.5 Reading a system dump file<text:tab/>21</text:a></text:p>
          <text:p text:style-name="P115"><text:a xlink:type="simple" xlink:href="#4.Special Cases|outline">4.0 Special Cases<text:tab/>21</text:a></text:p>
          <text:p text:style-name="P94"><text:a xlink:type="simple" xlink:href="#4.1.Using other NIM resources.|outline">4.1 Using other NIM resources.<text:tab/>21</text:a></text:p>
          <text:p text:style-name="P94"><text:a xlink:type="simple" xlink:href="#4.2.Booting a “dataless” node.|outline">4.2 Booting a “dataless” node.<text:tab/>22</text:a></text:p>
          <text:p text:style-name="P94"><text:a xlink:type="simple" xlink:href="#4.3.Specifying additional values for the NIM node initialization.|outline">4.3 Specifying additional values for the NIM node initialization.<text:tab/>22</text:a></text:p>
          <text:p text:style-name="P115"><text:a xlink:type="simple" xlink:href="#5.Cleanup|outline">5.0 Cleanup<text:tab/>22</text:a></text:p>
          <text:p text:style-name="P94"><text:soft-page-break/><text:a xlink:type="simple" xlink:href="#5.1.Removing NIM machine definitions|outline">5.1 Removing NIM machine definitions<text:tab/>22</text:a></text:p>
          <text:p text:style-name="P94"><text:a xlink:type="simple" xlink:href="#5.2.Removing NIM resources |outline">5.2 Removing NIM resources <text:tab/>23</text:a></text:p>
          <text:p text:style-name="P115"><text:a xlink:type="simple" xlink:href="#6.Notes|outline">6.0 Notes<text:tab/>23</text:a></text:p>
          <text:p text:style-name="P94"><text:a xlink:type="simple" xlink:href="#6.1.Terminology|outline">6.1 Terminology<text:tab/>23</text:a></text:p>
          <text:p text:style-name="P94"><text:a xlink:type="simple" xlink:href="#6.2.NIM diskless resources|outline">6.2 NIM diskless resources<text:tab/>24</text:a></text:p>
          <text:p text:style-name="P94"><text:a xlink:type="simple" xlink:href="#6.3.NIM Commands|outline">6.3 NIM Commands<text:tab/>26</text:a></text:p>
          <text:p text:style-name="P175"><text:a xlink:type="simple" xlink:href="#6.3.1.COSI commands|outline">6.3.1 COSI commands<text:tab/>26</text:a></text:p>
          <text:p text:style-name="P175"><text:a xlink:type="simple" xlink:href="#6.3.2.Thin server commands|outline">6.3.2 Thin server commands<text:tab/>26</text:a></text:p>
        </text:index-body>
      </text:table-of-content>
      <text:p text:style-name="P1"/>
      <text:h text:style-name="Heading_20_1" text:outline-level="1">Overview</text:h>
      <text:p text:style-name="P82">This “How-To” describes how AIX diskless nodes can be deployed and updated using xCAT and AIX/NIM commands. <text:s text:c="2"/></text:p>
      <text:p text:style-name="P82">NIM (Network Installation Management) is an AIX tool that enables a cluster administrator to centrally manage the installation and configuration of AIX and optional software on machines within a networked environment. <text:s/>This document assumes you are somewhat familiar with NIM. <text:s/>For more information about NIM, see the IBM AIX Installation Guide and Reference. (<text:a xlink:type="simple" xlink:href="http://www-03.ibm.com/servers/aix/library/index.html">http://www-03.ibm.com/servers/aix/library/index.html</text:a>)</text:p>
      <text:p text:style-name="Text_20_body">The process described below is one basic set of steps that may be used to boot AIX diskless nodes and is not meant to be a comprehensive guide of all the available xCAT or NIM options. </text:p>
      <text:p text:style-name="Text_20_body"><text:span text:style-name="T3">Before starting this process it is assumed you have completed the following</text:span>.</text:p>
      <text:list text:style-name="WW8Num24">
        <text:list-item>
          <text:p text:style-name="P95">An AIX system has been installed to use as an xCAT management node.</text:p>
        </text:list-item>
        <text:list-item>
          <text:p text:style-name="P95">xCAT and prerequisite software has been installed on the management node.</text:p>
        </text:list-item>
        <text:list-item>
          <text:p text:style-name="P95">The xCAT management node has been configured.</text:p>
        </text:list-item>
        <text:list-item>
          <text:p text:style-name="P95">One or more LPARs have already been created using the HMC interfaces. <text:s/></text:p>
        </text:list-item>
        <text:list-item>
          <text:p text:style-name="P95">The cluster management network has been set up. <text:s/>(The Ethernet network that will be used to do the network installation of the cluster nodes.) <text:s/></text:p>
        </text:list-item>
      </text:list>
      <text:h text:style-name="Heading_20_1" text:outline-level="1">Deploying AIX diskless nodes using xCAT</text:h>
      <text:h text:style-name="Heading_20_2" text:outline-level="2">Create a diskless image</text:h>
      <text:p text:style-name="P11">In order to boot a diskless AIX node using xCAT and NIM you must create an xCAT <text:span text:style-name="T6">osimage</text:span> definition as well as several NIM resources.</text:p>
      <text:p text:style-name="P11">The <text:span text:style-name="T3">mknimimage</text:span> will handle all the NIM setup as well as the creation of the xCAT <text:span text:style-name="T6">osimage</text:span> definition. <text:s/>It will not attempt to reinstall or reconfigure NIM if that process has already been completed. <text:s/>See the <text:span text:style-name="T3">mknimimage man</text:span> page for additional details.</text:p>
      <text:p text:style-name="P11"><text:span text:style-name="T3">Note:</text:span> For various reasons it is recommended that you make sure that the primary hostname of the management node is the interface that you will be using to install the nodes. <text:s text:c="2"/>If you do this before you configure NIM then NIM will automatically use it to define the NIM primary network. <text:s text:c="2"/>This will mean that you will not have to <text:soft-page-break/>create any additional NIM network definitions and could avoid additional complications. </text:p>
      <text:p text:style-name="P11">If you wish to install and configure NIM manually you can run the AIX <text:span text:style-name="T3">nim_master_setup</text:span> command (Ex. “<text:span text:style-name="T6">nim_master_setup -a mk_resource=no -a device=&lt;source directory&gt;</text:span>"). </text:p>
      <text:p text:style-name="P11">By default, the <text:span text:style-name="T3">mknimimage</text:span> command will create the NIM resources in subdirectories of <text:s/>/install. <text:s text:c="2"/>Some of the NIM resources are quite large (1-2G) so it may be necessary to increase the files size limit. </text:p>
      <text:p text:style-name="P11">For example, to set the file size limit to “unlimited” for the user “root” you could run the following command.</text:p>
      <text:p text:style-name="P11"><text:tab/><text:span text:style-name="T9">/usr/bin/chuser fsize=-1 root</text:span></text:p>
      <text:p text:style-name="P11"><text:span text:style-name="T35">There are several NIM resources that must be created in order to deploy a diskless node. The main resource is the NIM SPOT (Shared Product Object Tree). <text:s/>An AIX </text:span><text:span text:style-name="T35">diskless image is essentially a SPOT. <text:s/>It</text:span><text:span text:style-name="T32"> </text:span>provides a <text:span text:style-name="Strong_20_Emphasis">/usr</text:span> file system for diskless nodes and a root directory whose contents will be used for the initial diskless nodes root directory. It also provides network boot support. <text:s/></text:p>
      <text:p text:style-name="P11">When you run the command you must provide a source for the installable images. <text:s/>This could be the AIX product media, a directory containing the AIX images, <text:s/>or the name of an existing NIM <text:span text:style-name="T6">lpp_source</text:span> resource. <text:s/>You must also provide a name for the <text:span text:style-name="T6">osimage</text:span> you wish to create. <text:s/>This name will be used for the NIM SPOT resource that is created as well as the name of the xCAT <text:span text:style-name="T6">osimage</text:span> definition. The naming convention for the other NIM resources that are created is the <text:span text:style-name="T6">osimage</text:span> name followed by the NIM resource type, (ex. “ <text:span text:style-name="T6">61cosi_lpp_source</text:span><text:span text:style-name="T32">”). </text:span></text:p>
      <text:p text:style-name="P22">Stateful or stateless?</text:p>
      <text:p text:style-name="P23">You can choose to have your diskless nodes be either “stateful” or “stateless”. If you want a “stateful” node you must use a NIM “root” resource. <text:s text:c="2"/>If you want a “stateless” node you must use a NIM “shared_root” resource.</text:p>
      <text:p text:style-name="P23">A “stateful” diskless node preserves its state in individual mounted root filesystems. <text:s/>When the node is shut down and rebooted, any information that was written to a root filesystem will be available</text:p>
      <text:p text:style-name="P23">A “stateless “ diskless node uses a mounted root filesystem that is shared with other nodes. <text:s/>When it writes to the root directory the information is actually written to memory. <text:s/>If the node is shut down and rebooted any data that was written is lost. <text:s/>Any node-specific information must be re-established when the node is booted.</text:p>
      <text:p text:style-name="P23">The advantage of stateless nodes is that there is much less network traffic and fewer resources used which is especially important in a large cluster environment.</text:p>
      <text:p text:style-name="P23">For more information regarding the NIM “root” and “shared_root” resource refer to the NIM documentation. <text:s text:c="2"/></text:p>
      <text:p text:style-name="P23">If you wish to set up stateless cluster nodes you must use the “-r” option when you run the <text:span text:style-name="T3">mknimimage</text:span> command. <text:s/>The default behavior would be to set up stateful nodes.</text:p>
      <text:p text:style-name="P11"><text:soft-page-break/>For example, to create a stateless-diskless osimage called “<text:span text:style-name="T6">61cosi</text:span>” using the <text:s/>software contained in the <text:span text:style-name="T6">/myimages</text:span> directory you could issue the following command.</text:p>
      <text:p text:style-name="P11"><text:tab/><text:span text:style-name="T18">mknimimage -V -r -t diskless -s /myimages 61cosi</text:span></text:p>
      <text:p text:style-name="P11">(Note that this operation could take a while to complete!)</text:p>
      <text:p text:style-name="P11"><text:span text:style-name="T3">Caution:</text:span> D<text:span text:style-name="T35">o not interrupt (kill) a NIM process while it is creating a SPOT resource. </text:span></text:p>
      <text:p text:style-name="P11"><text:span text:style-name="T35">Starting with xCAT version 2.5 you can also use the </text:span><text:span text:style-name="T54">“-D” option to specify that a dump resource should be created. <text:s/>See the section called “</text:span><text:span text:style-name="T58">ISCSI dump support” below for details.</text:span></text:p>
      <text:p text:style-name="P11"><text:span text:style-name="T3">Note</text:span>: <text:s/>To populate the <text:span text:style-name="T6">/myimages</text:span> directory you could copy the software from the AIX product media using the AIX gencopy command. <text:s/>For example you could run “<text:span text:style-name="T6">gencopy -U -X -d <text:s/>/dev/cd0 -t <text:s/>/myimages all</text:span>".</text:p>
      <text:p text:style-name="P11">The <text:span text:style-name="T3">mknimimage</text:span> command will display a summary of what was created when it completes. <text:s/>For example:</text:p>
      <text:p text:style-name="P89"><text:tab/><text:span text:style-name="T6">Object name: </text:span><text:span text:style-name="T28">61cosi</text:span></text:p>
      <text:p text:style-name="P38"><text:s text:c="4"/>imagetype=NIM</text:p>
      <text:p text:style-name="P38"><text:s text:c="4"/>lpp_source=<text:span text:style-name="T30">61cosi</text:span>_lpp_source</text:p>
      <text:p text:style-name="P38"><text:s text:c="4"/>nimtype=diskless</text:p>
      <text:p text:style-name="P38"><text:s text:c="4"/>osname=AIX</text:p>
      <text:p text:style-name="P38"><text:s text:c="4"/>paging=<text:span text:style-name="T30">61cosi</text:span>_paging</text:p>
      <text:p text:style-name="P38"><text:s text:c="4"/>shared_root=<text:span text:style-name="T30">61cosi</text:span>_shared_root</text:p>
      <text:p text:style-name="P38"><text:s text:c="4"/>spot=<text:span text:style-name="T30">61cosi</text:span></text:p>
      <text:p text:style-name="P90"/>
      <text:p text:style-name="P11">The NIM resources will be created in a subdirectory of <text:span text:style-name="T4">/install/nim </text:span><text:span text:style-name="T32">by default.</text:span> <text:s/>You can use the “-l” option to specify a different location.</text:p>
      <text:p text:style-name="P11">You can also specify alternate or additional resources on the command line using the “attr=value” option, (“&lt;nim resource type&gt;=&lt;resource name&gt;”). <text:s/>For example, if you want to include a “<text:span text:style-name="T6">resolv_conf</text:span>” <text:s/>resource named “<text:span text:style-name="T6">61cosi_resolv_conf” </text:span><text:span text:style-name="T32">you could run the command as follows. <text:s/></text:span></text:p>
      <text:p text:style-name="P21"><text:tab/>mknimimage -V -r -t diskless <text:span text:style-name="T29">-s /myimages </text:span><text:span text:style-name="T34">61cosi</text:span> resolv_conf=61cosi_resolv_conf</text:p>
      <text:p text:style-name="P11"><text:span text:style-name="T3">Any additional NIM resources specified on the command line must be previously created using NIM interfaces. </text:span><text:s/>(Which means NIM must already have been configured previously. )</text:p>
      <text:p text:style-name="P33"><text:span text:style-name="T3">Note</text:span>: <text:s text:c="2"/>Another alternative is to run <text:span text:style-name="T3">mknimimage</text:span> without the additional resources and then simply add them to the xCAT <text:span text:style-name="T6">osimage</text:span> definition later. <text:s/>You can add or change the <text:span text:style-name="T6">osimage</text:span> definition at any time. <text:s/>When you initialize and install the nodes xCAT will use whatever resources are specified in the <text:span text:style-name="T6">osimage</text:span> definition.</text:p>
      <text:p text:style-name="P33">The xCAT <text:span text:style-name="T6">osimage</text:span> definition can be listed using the <text:span text:style-name="T3">lsdef</text:span> command, modified using the <text:span text:style-name="T3">chdef</text:span> command and removed using the <text:span text:style-name="T3">rmnimimage</text:span> command. <text:s/>See the <text:span text:style-name="T3">man</text:span> pages for details.</text:p>
      <text:p text:style-name="P33"><text:soft-page-break/>To get details for the NIM resource definitions use the AIX <text:span text:style-name="T3">lsnim</text:span> command. For example, if the name of your SPOT resource is "<text:span text:style-name="T6">61cosi</text:span>" then you could get the details by running: <text:s text:c="2"/></text:p>
      <text:p text:style-name="P33"><text:tab/><text:span text:style-name="T26">lsnim -l 61cosi</text:span></text:p>
      <text:p text:style-name="P33">To see the actual contents of a NIM resource use "<text:span text:style-name="T6">nim -o showres &lt;resource name&gt;</text:span>". <text:s/>For example, to get a list of the software installed in your SPOT you could run:</text:p>
      <text:p text:style-name="P33"><text:s text:c="8"/><text:tab/><text:span text:style-name="T26">nim -o showres <text:s/>61cosi</text:span></text:p>
      <text:h text:style-name="Heading_20_2" text:outline-level="2">Update the image (SPOT)</text:h>
      <text:p text:style-name="Standard"/>
      <text:p text:style-name="P17">You must install any additional software you need and make any required customizations to the image before you boot the nodes.</text:p>
      <text:h text:style-name="Heading_20_3" text:outline-level="3">Update options</text:h>
      <text:p text:style-name="P18">There are basically three types of updates you can do to a SPOT.</text:p>
      <text:h text:style-name="Heading_20_4" text:outline-level="4"><text:span text:style-name="T3">Add or update software</text:span> </text:h>
      <text:p text:style-name="P51">The SPOT created in the previous step should be considered the basic <text:span text:style-name="T31">minimal</text:span> diskless AIX operating system image. <text:s/>It does not contain all the software that would normally be installed as part of AIX, if you were installing a standalone <text:s/>system from the AIX product media. (The “nim -o showres ...” command mentioned above will display what software is contained in the SPOT.<text:span text:style-name="T72">)</text:span></text:p>
      <text:p text:style-name="P56"><text:span text:style-name="T34">You can use t</text:span>he <text:span text:style-name="T3">mknimimage</text:span> “-u” option to update software in the diskless image (SPOT). <text:s text:c="2"/></text:p>
      <text:p text:style-name="P56">To do this you can update your xCAT <text:span text:style-name="T6">osimage</text:span> definition with any “installp_bundles”, “otherpkgs” <text:s/>you wish to use and then run the <text:span text:style-name="T3">mknimimage -u</text:span> command.</text:p>
      <text:p text:style-name="P51"><text:span text:style-name="T35">Use the </text:span><text:span text:style-name="T46">chdef</text:span><text:span text:style-name="T35"> command to update the osimage definition. <text:s/>For example:</text:span></text:p>
      <text:p text:style-name="P56"><text:span text:style-name="T16"><text:tab/></text:span><text:span text:style-name="T18">chdef -t osimage -o <text:s/>61cosi <text:s/>installp_bundle=”hpcbnd,labbnd”</text:span></text:p>
      <text:p text:style-name="P57"><text:span text:style-name="T17">Once the </text:span><text:span text:style-name="T19">osimage</text:span><text:span text:style-name="T17"> definition is updated you can run </text:span><text:span text:style-name="T14">mknimimage</text:span><text:span text:style-name="T17">.</text:span></text:p>
      <text:p text:style-name="P51"><text:tab/><text:span text:style-name="T9">mknimimage -u 61cosi</text:span></text:p>
      <text:p text:style-name="P58"><text:span text:style-name="T3">Note: </text:span>You can also specify “installp_bundle” and “otherpkgs” on the command line. <text:s/>However in this case you wouldn't have a record of what software was added to the SPOT.</text:p>
      <text:h text:style-name="Heading_20_4" text:outline-level="4">Update system configuration files.</text:h>
      <text:p text:style-name="P88"/>
      <text:p text:style-name="P56"><text:span text:style-name="T72">You can also add other configuration files such as <text:s/>/etc/passwd etc. <text:s/>These files will then be available to every node that boots with this imag</text:span>e.</text:p>
      <text:p text:style-name="P56"><text:soft-page-break/>This can be done manually or by setting the “synclists” attribute of the <text:span text:style-name="T6">osimage</text:span> definition to point to a synclists file. <text:s text:c="2"/>This file contains a list of configuration files etc. that you wish to have copied into the SPOT. <text:s/></text:p>
      <text:p text:style-name="P51"><text:span text:style-name="T35">For more information on using the <text:s/>synchronization file function see the document called “</text:span><text:span text:style-name="T51">How to sync files in xCAT</text:span><text:span text:style-name="T50">” ( </text:span><text:a xlink:type="simple" xlink:href="http://xcat.svn.sourceforge.net/viewvc/xcat/xcat-core/trunk/xCAT-client/share/doc/xCAT2SyncFilesHowTo.pdf">http://xcat.svn.sourceforge.net/viewvc/xcat/xcat-core/trunk/xCAT-client/share/doc/xCAT2SyncFilesHowTo.pdf</text:a><text:a xlink:type="simple" xlink:href="http://xcat.svn.sourceforge.net/viewvc/xcat/xcat-core/trunk/xCAT-client/share/doc/xCAT2SyncFilesHowTo.pdf"> )</text:a></text:p>
      <text:p text:style-name="P51"><text:span text:style-name="T35">Use the </text:span><text:span text:style-name="T46">chdef</text:span><text:span text:style-name="T35"> command to update the </text:span><text:span text:style-name="T38">osimage</text:span><text:span text:style-name="T35"> definition. <text:s/>For example:</text:span></text:p>
      <text:p text:style-name="P56"><text:span text:style-name="T16"><text:tab/></text:span><text:span text:style-name="T18">chdef -t osimage -o <text:s/>61cosi <text:s/>synclists=”/u/test/mysyncfiles”</text:span></text:p>
      <text:p text:style-name="P57"><text:span text:style-name="T17">Once the </text:span><text:span text:style-name="T19">osimage</text:span><text:span text:style-name="T17"> definition is updated you can run </text:span><text:span text:style-name="T14">mknimimage</text:span><text:span text:style-name="T17">.</text:span></text:p>
      <text:p text:style-name="P51"><text:tab/><text:span text:style-name="T9">mknimimage -u 61cosi</text:span></text:p>
      <text:p text:style-name="P51">Note: <text:s/>You can do BOTH the software updates and configuration file updates at the same time with one call to <text:span text:style-name="T3">mknimimage</text:span>.</text:p>
      <text:p text:style-name="Text_20_body"/>
      <text:h text:style-name="Heading_20_4" text:outline-level="4">Run commands in the SPOT using chroot.</text:h>
      <text:p text:style-name="P51"><text:span text:style-name="T35">Starting with xCAT 2.5 and AIX 6.1.6 the </text:span><text:span text:style-name="T46">xcatchroot</text:span><text:span text:style-name="T35"> command can be used to modify the SPOT using the </text:span><text:span text:style-name="T46">chroot</text:span><text:span text:style-name="T35"> command. <text:s/></text:span></text:p>
      <text:p text:style-name="P51"><text:span text:style-name="T35">The </text:span><text:span text:style-name="T46">xcatchroot</text:span><text:span text:style-name="T35"> command will take care of any of the required setup so that the command you provide will be able to run in the spot </text:span><text:span text:style-name="T46">chroot</text:span><text:span text:style-name="T35"> environment. <text:s/>It will also mount the lpp_source resource listed in the </text:span><text:span text:style-name="T38">osimage</text:span><text:span text:style-name="T35"> definition so that you can access additional software that you may wish to install.</text:span></text:p>
      <text:p text:style-name="P56">For example, to set the root password to "cluster" in the spot so that when the diskless node boots it will have a root password set you could run a command similar to the following.</text:p>
      <text:p text:style-name="P51"><text:span text:style-name="T35"><text:tab/></text:span><text:span text:style-name="T37">xcatchroot -i <text:s/>61cosi "/usr/bin/echo root:cluster | /usr/bin/chpasswd -c"</text:span></text:p>
      <text:p text:style-name="P51"><text:span text:style-name="T35">See the </text:span><text:span text:style-name="T46">xcatchroot</text:span><text:span text:style-name="T35"> man page for more details. <text:s/></text:span></text:p>
      <text:p text:style-name="P51"><text:span text:style-name="T46">Caution: <text:s/></text:span><text:span text:style-name="T35"><text:s/></text:span></text:p>
      <text:p text:style-name="P43"><text:span text:style-name="T35">Be very careful when using </text:span><text:span text:style-name="T46">chroot</text:span><text:span text:style-name="T35"> on a SPOT. <text:s/>It is easy to get the SPOT into an unusable state! <text:s text:c="2"/>It may be adviseable to make a copy of the SPOT before you try to run any commands that have an uncertain outcome. <text:s text:c="2"/></text:span></text:p>
      <text:p text:style-name="P14">When you are done updating a NIM spot resource you should always run the NIM check operation on the spot.</text:p>
      <text:p text:style-name="P14"><text:tab/><text:span text:style-name="T9">nim -Fo check 61cosi</text:span></text:p>
      <text:p text:style-name="P14">For more information on updating a diskless image see the document <text:s/>called “<text:span text:style-name="T74">Updating AIX cluster nodes” (</text:span><text:a xlink:type="simple" xlink:href="http://xcat.svn.sourceforge.net/viewvc/xcat/xcat-core/trunk/xCAT-client/share/doc/xCAT2onAIXUpdates.pdf">http://xcat.svn.sourceforge.net/viewvc/xcat/xcat-core/trunk/xCAT-client/share/doc/xCAT2onAIXUpdates.pdf</text:a><text:a xlink:type="simple" xlink:href="https://xcat.svn.sourceforge.net/svnroot/xcat/xcat-core/trunk/xCAT-client/share/doc/xCAT2onAIXUpdates.odt">)</text:a></text:p>
      <text:p text:style-name="P14"><text:soft-page-break/>See the section titled “Updating diskless nodes”</text:p>
      <text:h text:style-name="Heading_20_3" text:outline-level="3">Adding required software</text:h>
      <text:p text:style-name="Standard"/>
      <text:p text:style-name="P14"><text:span text:style-name="T31">You will have to install </text:span><text:span text:style-name="T11">openssl</text:span><text:span text:style-name="T31"> and </text:span><text:span text:style-name="T11">openssh</text:span><text:span text:style-name="T31"> along with several additional requisite software packages.</text:span></text:p>
      <text:p text:style-name="P19">The basic process is:</text:p>
      <text:list text:style-name="L1">
        <text:list-item>
          <text:p text:style-name="P131">Copy the required software to the lpp_source resource that you used to create your SPOT.</text:p>
        </text:list-item>
        <text:list-item>
          <text:p text:style-name="P131">Create NIM installp_bundle resources</text:p>
        </text:list-item>
        <text:list-item>
          <text:p text:style-name="P131">Check the lpp_source and bundle files</text:p>
        </text:list-item>
        <text:list-item>
          <text:p text:style-name="P134">Install the software in the SPOT.</text:p>
        </text:list-item>
      </text:list>
      <text:h text:style-name="Heading_20_4" text:outline-level="4">Copy the software.</text:h>
      <text:p text:style-name="P14">You will have to update the SPOT with additional software required for xCAT. <text:s text:c="2"/></text:p>
      <text:p text:style-name="P14">The required software is specified in the sample bundle file discussed below. <text:s/>The <text:span text:style-name="T3">installp</text:span> filesets should be available from the AIX product media. <text:s/>The prerequisite rpms are available in the dep-aix-&lt;version&gt;.tar.gz tar file that you downloaded from the xCAT download page.</text:p>
      <text:p text:style-name="Text_20_body"><text:span text:style-name="T31">The required software must be copied to the NIM lpp_source resource that is being used for this OS image. </text:span><text:s/>The easiest way to do this is to use the “nim -o update” command.</text:p>
      <text:p text:style-name="P14">For example, assume the dep-aix* .tar.gz file has been copied and unwrapped in the /tmp/images directory and that the name of the NIM lpp_source resource is “61cosi_lpp_source”.</text:p>
      <text:p text:style-name="P14">In more recent versions of the dep-aix* tar file the software will be found in subdirectories corresponding to the level of AIX you are using. (ex. <text:s/>./<text:span text:style-name="T33">dep-aix/5.3, <text:s/>./dep-aix/6.1).</text:span></text:p>
      <text:p text:style-name="P14"><text:span text:style-name="T3">Note:</text:span> <text:s/>Typically all the rpms are copied to the lpp_source resource even though they are not all used when installing a compute node.</text:p>
      <text:p text:style-name="P14">For example, to copy all the rpms from the dep-aix package you could run the following command.</text:p>
      <text:p text:style-name="P15"><text:tab/><text:span text:style-name="T3">nim -o update -a packages=all -a source=/tmp/images/dep-aix/6.1 <text:tab/><text:tab/><text:tab/><text:tab/><text:tab/>61cosi_lpp_source</text:span></text:p>
      <text:p text:style-name="P20">The NIM command will find the correct directories and update the lpp_source resource.</text:p>
      <text:h text:style-name="P106" text:outline-level="4"><text:span text:style-name="T46">Create NIM installp_bundle resources</text:span></text:h>
      <text:p text:style-name="P70">To get all this additional software installed we need a way to tell NIM to include it in the installation. <text:s/>To facilitate this, xCAT provides <text:span text:style-name="T31">sample</text:span> NIM installp bundle files. <text:s/><text:soft-page-break/>(<text:span text:style-name="T31">Always make sure that the contents of the bundle files you use are the packages you want to install and that they are all in the appropriate lpp_source directory.</text:span>)</text:p>
      <text:p text:style-name="P70">Starting with xCAT version 2.4.3 there will be a set of bundle files to use for installing a compute node. <text:s/>They are in <text:s/>“<text:span text:style-name="T6">/opt/xcat/share/xcat/installp_bundles</text:span>”. <text:s/>There is a version corresponding to the different AIX OS levels. <text:s/>(xCATaixCN53.bnd, xCATaixCN61.bnd etc.) <text:s text:c="2"/>Just use the one that corresponds to the version of AIX you are running.</text:p>
      <text:p text:style-name="P70"><text:span text:style-name="T3">Note: </text:span>For earlier versions of xCAT the sample bundle files are shipped as part of the xCAT tarball file. <text:s text:c="2"/></text:p>
      <text:p text:style-name="P70">To use the bundle file you need to define it as a NIM resources and add it to the xCAT <text:span text:style-name="T6">osimage</text:span> definition.</text:p>
      <text:p text:style-name="Text_20_body">Copy the bundle file ( say <text:span text:style-name="T15">xCATaixCN61.bnd </text:span><text:span text:style-name="T77">) to a location where it can be defined as a NIM resource, for example “/install/nim/installp_bundle”.</text:span></text:p>
      <text:p text:style-name="P79"><text:span text:style-name="T31">To define the NIM resource</text:span> you can run the following command.<text:tab/></text:p>
      <text:p text:style-name="P59">nim -o define -t installp_bundle -a server=master -a location= <text:tab/>/install/nim/installp_bundle/xCATaixCN61.bnd <text:s/>xCATaixCN61</text:p>
      <text:p text:style-name="P25"><text:span text:style-name="T31">To add this bundle resource to your xCAT osimage</text:span> definition run:</text:p>
      <text:p text:style-name="P11"><text:tab/>chdef -t osimage -o <text:s/>610SNimage installp_bundle=”xCATaixSN61”</text:p>
      <text:h text:style-name="Heading_20_4" text:outline-level="4">Check the osimage (optional)</text:h>
      <text:p text:style-name="Standard"/>
      <text:p text:style-name="Standard">This command is available in xCAT 2.4.3 and beyond.</text:p>
      <text:p text:style-name="Standard"/>
      <text:p text:style-name="P23"><text:span text:style-name="T20">To avoid potential problems when installing a node it is adviseable to verify that all the software that you wish to install has been copied to the appropriate NIM lpp_source directory.</text:span><text:span text:style-name="T22"> <text:s/></text:span></text:p>
      <text:p text:style-name="P137">Any software that is specified in the “otherpkgs” or the “installp_bundle” attributes of the osimage definition must be available in the lpp_source directories.</text:p>
      <text:p text:style-name="P138">Also, if your bundle files include rpm entries that use a wildcard (*) you must make sure the lpp_source directory does not contain multiple packages that will match that entry. <text:s text:c="2"/>(NIM will attempt to install multiple version of the same package and produce an error!)</text:p>
      <text:p text:style-name="Text_20_body">To find the location of the lpp_source directories run the “lsnim -l &lt;lpp_source_name&gt;” command. For example:</text:p>
      <text:p text:style-name="P127"><text:tab/>lsnim -l 610image_lpp_source</text:p>
      <text:p text:style-name="P138">If the location of your lpp_source resource is "/install/nim/lpp_source/610image_lpp_source/" then you would find rpm packages in "/install/nim/lpp_source/610image_lpp_source/RPMS/ppc" and you would find your installp and emgr packages in "/install/nim/lpp_source/610image_lpp_source/installp/ppc". </text:p>
      <text:p text:style-name="P138"><text:soft-page-break/>To find the location of the installp_bundle resource files you can use the NIM “lsnim -l” command. <text:s/>For example,</text:p>
      <text:p text:style-name="P139"><text:span text:style-name="T72"><text:tab/></text:span><text:span text:style-name="T10">lsnim -l <text:s/>xCATaixSSH</text:span></text:p>
      <text:p text:style-name="Text_20_body"><text:span text:style-name="T64">Starting with xCAT version 2.4.3 you can use the xCAT </text:span><text:span text:style-name="T65">chkosimage</text:span><text:span text:style-name="T64"> command to do this checking. <text:s text:c="2"/>For example:</text:span></text:p>
      <text:p text:style-name="Text_20_body"><text:span text:style-name="T64"><text:tab/></text:span><text:span text:style-name="T66">chkosimage -V 61cosi</text:span></text:p>
      <text:p text:style-name="P142"><text:span text:style-name="T62">See the </text:span><text:span text:style-name="T63">chkosimage</text:span><text:span text:style-name="T62"> man page for details.</text:span></text:p>
      <text:h text:style-name="Heading_20_4" text:outline-level="4"><text:span text:style-name="T46">Install the software into the SPOT.</text:span><text:span text:style-name="T17"> </text:span></text:h>
      <text:p text:style-name="P129"><text:span text:style-name="T17">You can install and update software in a NIM SPOT resource by using NIM commands directly or you can use the xCAT </text:span><text:span text:style-name="T14">mknimimage</text:span><text:span text:style-name="T17"> command. <text:s/></text:span></text:p>
      <text:p text:style-name="P70">If you wish to use the NIM support directly you can check the NIM documentation for information on the NIM “cust” and “maint” operations.</text:p>
      <text:p text:style-name="P143"><text:span text:style-name="T62">In this example the xCAT </text:span><text:span text:style-name="T57">mknimimage</text:span><text:span text:style-name="T62"> command will be used.</text:span></text:p>
      <text:p text:style-name="P23"><text:span text:style-name="T20">Run the </text:span><text:span text:style-name="T21">mknimimage</text:span><text:span text:style-name="T20"> command</text:span><text:span text:style-name="T17"> to update the SPOT using the information saved in the xCAT "61cosi" osimage definition.</text:span></text:p>
      <text:p text:style-name="P13"><text:tab/>mknimimage -u 61cosi</text:p>
      <text:p text:style-name="P23"><text:span text:style-name="T17">See the </text:span><text:span text:style-name="T14">mknimimage</text:span><text:span text:style-name="T17"> man page for more options that are available for updating diskless images (SPOT resources).</text:span></text:p>
      <text:p text:style-name="P14"><text:span text:style-name="T3">Note</text:span>: You cannot update a SPOT that is currently allocated. <text:s/><text:span text:style-name="T72">To check to see if the SPOT is allocated you could run the following command.</text:span></text:p>
      <text:p text:style-name="P16"><text:tab/>lsnim -l &lt;spot name&gt;</text:p>
      <text:h text:style-name="Heading_20_2" text:outline-level="2">Define xCAT networks</text:h>
      <text:p text:style-name="P11">Create a network definition for each network that contains cluster nodes. <text:s/>You will need a name for the network and values for the following attributes.</text:p>
      <text:p text:style-name="P6"><text:tab/><text:span text:style-name="T3">net</text:span> <text:s text:c="11"/>The network address.</text:p>
      <text:p text:style-name="P6"><text:tab/><text:span text:style-name="T3">mask</text:span> <text:s text:c="7"/>The network mask.</text:p>
      <text:p text:style-name="P6"><text:tab/><text:span text:style-name="T3">gateway</text:span> <text:s text:c="3"/>The network gateway.</text:p>
      <text:p text:style-name="P37"/>
      <text:p text:style-name="P6">This “How-To” assumes that all the cluster node management interfaces and the xCAT management node interface are on the same network. You can use the xCAT <text:span text:style-name="T3">mkdef</text:span> command to define the network. </text:p>
      <text:p text:style-name="P6"/>
      <text:p text:style-name="P6">For example:</text:p>
      <text:p text:style-name="P6"/>
      <text:p text:style-name="P6"><text:tab/><text:span text:style-name="T26">mkdef -t network -o net1 net=9.114.113.0 mask=255.255.255.224 <text:tab/><text:tab/><text:tab/><text:tab/>gateway=9.114.113.254</text:span></text:p>
      <text:p text:style-name="P45"/>
      <text:list text:style-name="WW8Num18">
        <text:list-item>
          <text:list>
            <text:list-header>
              <text:p text:style-name="P155"><text:span text:style-name="T3">Note</text:span>: <text:s/>NIM also requires network definitions. <text:s/>When NIM was configured in an earlier step the default NIM master network definition was created. <text:s/>The NIM <text:soft-page-break/>definition should match the one you create for xCAT. <text:s/>If multiple cluster subnets are needed then you will need an xCAT and NIM network definition for each one. <text:s/>A future xCAT enhancement will simplify this by automatically creating NIM network definitions based on the xCAT definitions.</text:p>
            </text:list-header>
          </text:list>
        </text:list-item>
      </text:list>
      <text:p text:style-name="Standard"/>
      <text:h text:style-name="Heading_20_2" text:outline-level="2">Create additional NIM network definitions (optional) <text:s/></text:h>
      <text:p text:style-name="Standard"/>
      <text:p text:style-name="P27">For the processs described in this document we are assuming that the xCAT management node and the LPARs are all on the same network. <text:s/></text:p>
      <text:p text:style-name="P28">However, depending on your specific situation, you may need to create additional NIM network and route definitions. </text:p>
      <text:p text:style-name="P28">NIM network definitions represent the networks used in the NIM environment. When you configure NIM, the primary network associated with the NIM master is automatically defined. <text:s/>You need to define additional networks only if there are nodes that reside on other local area networks or subnets. If the physical network is changed in any way, the NIM network definitions need to be modified. </text:p>
      <text:p text:style-name="P28">To create the NIM network definitions corresponding to the xCAT network definitions you can use the xCAT <text:span text:style-name="T3">xcat2nim</text:span> command.</text:p>
      <text:p text:style-name="P28">For example, to create the NIM definitions corresponding to the xCAT “clstr_net” network you could run the following command.</text:p>
      <text:p text:style-name="P28"><text:tab/><text:span text:style-name="T9">xcat2nim -V -t network -o clstr_net</text:span></text:p>
      <text:p text:style-name="P29">Manual method</text:p>
      <text:p text:style-name="P28">The following is an example of how to define a new NIM network using the NIM command line interface. <text:s/></text:p>
      <text:p text:style-name="P29">Step 1</text:p>
      <text:p text:style-name="P28">Create a NIM network definition. <text:s/>Assume the NIM name for the new network is “clstr_net”, the network address is “10.0.0.0”, the network mask is “255.0.0.0”, and the default gateway is “10.0.0.247”.</text:p>
      <text:p text:style-name="P66">nim -o define -t ent -a net_addr=10.0.0.0 -a snm=255.0.0.0 -a <text:tab/>routing1='default 10.0.0.247' clstr_net</text:p>
      <text:p text:style-name="P29">Step 2</text:p>
      <text:p text:style-name="P28">Create a new interface entry for the NIM “master” definition. <text:s/>Assume that the next available interface index is “2” and the hostname of the NIM master is “xcataixmn”. This must be the hostname of the management node interface that is connected to the “clstr_net” network.</text:p>
      <text:p text:style-name="P30"><text:tab/>nim -o change -a if2='clstr_net xcataixmn 0' -a cable_type2=N/A master</text:p>
      <text:p text:style-name="P31">Step 3</text:p>
      <text:p text:style-name="P32">Create routing information so that NIM knows how to get from one network to the other. <text:s text:c="2"/>Assume the next available routing index is “2”, and the IP address of the <text:soft-page-break/>NIM master on the “master_net” network is “8.124.37.24”. <text:s text:c="2"/>Assume the IP address on the NIM master on the “clstr_net” network is “ 10.0.0.241”. <text:s/>This command will set the route from “master_net” to “clstr_net” to be “ 10.0.0.241” <text:s/>and it will set the route from “clstr_net” to “master_net” to be “8.124.37.24”.</text:p>
      <text:p text:style-name="P30"><text:tab/>nim -o change -a routing2='master_net 10.0.0.241 8.124.37.24' <text:tab/><text:tab/><text:tab/>clstr_net</text:p>
      <text:p text:style-name="P29">Step 4</text:p>
      <text:p text:style-name="P70">Verify the definitions by running the following commands.</text:p>
      <text:p text:style-name="P53">lsnim -l master</text:p>
      <text:p text:style-name="P53">lsnim -l master_net</text:p>
      <text:p text:style-name="P53">lsnim -l clstr_net</text:p>
      <text:p text:style-name="P27"/>
      <text:p text:style-name="P27">See the NIM documentation for details on creating additional network and route definitions.<text:span text:style-name="T15"> <text:s/>(</text:span><text:span text:style-name="HTML_20_Cite"><text:span text:style-name="T17">IBM AIX Installation Guide and Reference</text:span></text:span><text:span text:style-name="T15">. </text:span><text:a xlink:type="simple" xlink:href="http://www-03.ibm.com/servers/aix/library/index.html"><text:span text:style-name="nobr"><text:span text:style-name="T15">http://www-03.ibm.com/servers/aix/library/index.html</text:span></text:span></text:a><text:span text:style-name="T15">)</text:span></text:p>
      <text:h text:style-name="Heading_20_2" text:outline-level="2">Define the HMC as an xCAT node</text:h>
      <text:p text:style-name="P26">The xCAT hardware control support requires that the hardware control point for the nodes also be defined as a cluster node.</text:p>
      <text:p text:style-name="P26">The following command will create an xCAT node definition for an HMC with a host name of “<text:span text:style-name="T5">hmc01</text:span>”. <text:s text:c="3"/>The <text:span text:style-name="T5">groups, nodetype, mgt, username</text:span>, and <text:span text:style-name="T5">password</text:span> attributes <text:span text:style-name="T3">must</text:span> be set.</text:p>
      <text:p text:style-name="P65">mkdef –t node –o hmc01 groups=”all” <text:s/>nodetype=hmc <text:s/>mgt=hmc <text:s/><text:tab/>username=hscroot <text:s/>password=def456</text:p>
      <text:h text:style-name="Heading_20_2" text:outline-level="2">Discover the LPARs managed by the HMC</text:h>
      <text:p text:style-name="P26">This step assumes that the LPARs were already created using the standard HMC interfaces. </text:p>
      <text:p text:style-name="P26">Use the xCAT <text:span text:style-name="T2">rscan</text:span> command to gather the LPAR information. <text:s/>In this example we will use the “-z” option to create a stanza file that contains the information gathered by <text:span text:style-name="T2">rscan</text:span> as well as some default values that could be used for the node definitions.</text:p>
      <text:p text:style-name="P26">To write the stanza format output of <text:span text:style-name="T2">rscan</text:span> to a file called “<text:span text:style-name="T5">mystanzafile”</text:span> run the following command.</text:p>
      <text:p text:style-name="P26"><text:tab/><text:span text:style-name="T27">rscan –z hmc01 &gt; mystanzafile</text:span></text:p>
      <text:p text:style-name="P26">This file can then be checked and modified as needed. <text:s/>For example you may need to add a different name for the node definition or add additional attributes and values etc. <text:s/></text:p>
      <text:p text:style-name="P26"><text:span text:style-name="T2">Note</text:span>: The stanza file will contain stanzas for objects other than the LPARs. <text:s/>This information must also be defined in the xCAT database. <text:s/>It is not necessary to modify the non-LPAR stanzas in any way.</text:p>
      <text:h text:style-name="Heading_20_2" text:outline-level="2"><text:soft-page-break/>Define xCAT cluster nodes</text:h>
      <text:list text:style-name="WW8Num2">
        <text:list-header>
          <text:p text:style-name="P81">The information gathered by the <text:span text:style-name="T2">rscan </text:span>command can be used to create xCAT node definitions.</text:p>
          <text:p text:style-name="P81"/>
          <text:p text:style-name="P81">Since we have put all the node information in a stanza file we can now pass the contents of the file to the <text:span text:style-name="T2">mkdef</text:span> command to add the definitions to the database.</text:p>
          <text:p text:style-name="P81"/>
          <text:p text:style-name="P81"><text:tab/><text:span text:style-name="T27">cat mystanzafile | mkdef –z</text:span></text:p>
        </text:list-header>
      </text:list>
      <text:p text:style-name="P9">You can use the xCAT <text:span text:style-name="T3">lsdef</text:span> command to check the definitions (ex. “<text:span text:style-name="T5">lsdef –l node01</text:span>”). <text:s text:c="2"/>After the node has been defined you can use the <text:span text:style-name="T2">chdef</text:span> command to make any additional updates to the definitions, if needed.</text:p>
      <text:h text:style-name="Heading_20_2" text:outline-level="2">Add IP addresses and hostnames to /etc/hosts</text:h>
      <text:p text:style-name="Standard"/>
      <text:p text:style-name="Standard"><text:span text:style-name="T34">Make sure all node hostnames are added to /etc/hosts. <text:s/>Refer to the <text:s/>section titled “Add cluster nodes to the /etc/hosts file” in the following document for details. </text:span><text:a xlink:type="simple" xlink:href="http://xcat.svn.sourceforge.net/viewvc/xcat/xcat-core/trunk/xCAT-client/share/doc/xCAT2onAIX.pdf"><text:span text:style-name="_20_Char"><text:span text:style-name="T79">(http://xcat.svn.sourceforge.net/viewvc/xcat/xcat-core/trunk/xCAT-client/share/doc/xCAT2onAIX.pdf)</text:span></text:span></text:a></text:p>
      <text:p text:style-name="Standard"/>
      <text:h text:style-name="Heading_20_2" text:outline-level="2">Create and define additional logical partitions (optional)</text:h>
      <text:p text:style-name="Standard"/>
      <text:p text:style-name="Standard">You can use the xCAT <text:span text:style-name="T3">mkvm</text:span> command to create additional logical partitions for <text:s/>diskless nodes in some cases.</text:p>
      <text:p text:style-name="Standard"/>
      <text:p text:style-name="Standard">This command can be used to create new partitions based on an existing partition or it can replicate the partitions from a source CEC to a destination CEC.</text:p>
      <text:p text:style-name="Standard"/>
      <text:p text:style-name="Standard">The first form of the <text:span text:style-name="T3">mkvm</text:span> command creates new partition(s) with the same profile/resources as the partition specified on the command line. The starting numeric partition number and the <text:span text:style-name="T6">noderange</text:span> for the newly created partitions must also be provided. The LHEA port numbers and the HCA index numbers will be automatically increased if they are defined in the source partition.</text:p>
      <text:p text:style-name="Standard"/>
      <text:p text:style-name="Standard">The second form of this command duplicates all the partitions from the specified source CEC to the destination CEC. The source and destination CECs can be managed by different HMCs.</text:p>
      <text:p text:style-name="Standard"/>
      <text:p text:style-name="Standard">The nodes in the <text:span text:style-name="T6">noderange</text:span> <text:s/>must already be defined in the xCAT database. <text:s/>The “mgt” attribute of the node definitions must be set to “hmc”.</text:p>
      <text:p text:style-name="Standard"/>
      <text:p text:style-name="Standard">For example, to create a set of new nodes. (The “groups” attribute is required.)</text:p>
      <text:p text:style-name="Standard"/>
      <text:p text:style-name="Standard"><text:tab/><text:span text:style-name="T6">mkdef -t node -o clstrn04-clstrn10 groups=all,aixnodes mgt=hmc</text:span></text:p>
      <text:p text:style-name="Standard"><text:soft-page-break/><text:s text:c="10"/></text:p>
      <text:p text:style-name="Standard">To create several new partitions based on the partition for node clstrn01.</text:p>
      <text:p text:style-name="Standard"/>
      <text:p text:style-name="P61">mkvm -V clstn01 -i 4 -n clstrn04-clstrn10</text:p>
      <text:p text:style-name="Standard"/>
      <text:p text:style-name="Standard">See the <text:span text:style-name="T3">mkvm</text:span> man page for more details.</text:p>
      <text:h text:style-name="Heading_20_2" text:outline-level="2">Gather MAC information for the boot adapters.</text:h>
      <text:p text:style-name="P9">Use the xCAT <text:span text:style-name="T3">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31">If <text:s/>there are multiple adapters the first one will be written to the database and used as the install adapter for that node.</text:span> </text:p>
      <text:p text:style-name="P9">The command can also be used to do a ping test on the adapter interfaces to determine which ones could be used to perform the network boot. <text:s/>I<text:span text:style-name="T31">n this case the </text:span><text:span text:style-name="T31">first adapter that can be successfully used to ping the server will be written to the database.</text:span></text:p>
      <text:p text:style-name="P9">Before running <text:span text:style-name="T3">getmacs</text:span> you must first run the <text:span text:style-name="T3">makeconservercf </text:span><text:span text:style-name="T34">command</text:span>. <text:s/>You need to run <text:span text:style-name="T3">makeconservercf</text:span> any time you add new nodes to the cluster.</text:p>
      <text:p text:style-name="P9"><text:span text:style-name="T72"><text:tab/> </text:span>makeconservercf</text:p>
      <text:p text:style-name="P9">To retrieve the MAC address for all the nodes in the group “<text:span text:style-name="T6">aixnodes</text:span>” and write the first adapter MAC to the xCAT database you could issue the following command.</text:p>
      <text:p text:style-name="P83"><text:tab/><text:span text:style-name="T8">getmacs aixnodes</text:span></text:p>
      <text:p text:style-name="P84">To display all adapter information but not write anything to the database.</text:p>
      <text:p text:style-name="P84"><text:tab/><text:span text:style-name="T9">getmacs -d <text:s/>aixnodes</text:span></text:p>
      <text:p text:style-name="P9">To retrieve the MAC address and do a ping test to determine which adapter MAC to use for the node you could issue the following command. <text:s/>(The ping operation may take a while to complete.)</text:p>
      <text:p text:style-name="P83"><text:tab/><text:span text:style-name="T9">getmacs -d aixnodes -S 10.14.0.2 -G 10.14.0.2 -C 10.14.0.4</text:span></text:p>
      <text:p text:style-name="P83">The output would be similar to the following.</text:p>
      <text:p text:style-name="P77"># Type <text:s text:c="2"/>Location Code <text:s text:c="2"/>MAC Address <text:s/>Full Path Name <text:s/>Ping Result <text:s/>Device Type</text:p>
      <text:p text:style-name="Text_20_body"><text:span text:style-name="T76">ent U9125.F2A.024C362-V6-C2-T1 fef9dfb7</text:span><text:span text:style-name="T47">c602 </text:span><text:a xlink:type="simple" xlink:href="/vdevice/l-lan@30000002"><text:span text:style-name="T36">/vdevice/l-lan@30000002</text:span></text:a><text:span text:style-name="T47"> <text:s/>successfu</text:span><text:span text:style-name="T48">l</text:span><text:span text:style-name="T76"> virtual</text:span></text:p>
      <text:p text:style-name="P77">ent U9125.F2A.024C362-V6-C3-T1 fef9dfb7c603 /vdevice/l-lan@30000003 unsuccessful virtual</text:p>
      <text:p text:style-name="P78"><text:soft-page-break/>From this result you can see that “ <text:span text:style-name="T76">fef9dfb7c602</text:span><text:span text:style-name="T75">” should be used for this nodes MAC address.</text:span></text:p>
      <text:p text:style-name="Text_20_body">For more information on using the <text:span text:style-name="T3">getmacs</text:span> command see the man page.</text:p>
      <text:p text:style-name="P71">To manually add a MAC value to the node definition you can use the <text:span text:style-name="T3">chdef</text:span> command. <text:s/>For example:</text:p>
      <text:p text:style-name="P15"><text:tab/>chdef -t node node01 mac=fef9dfb7c603</text:p>
      <text:h text:style-name="P35" text:outline-level="2">Define xCAT groups (optional)</text:h>
      <text:p text:style-name="P3">XCAT supports both <text:span text:style-name="T6">static</text:span> and <text:span text:style-name="T6">dynamic</text:span> node groups. <text:s/>See the section titled “xCAT node group support” in the “<text:span text:style-name="T70">xCAT2 Top Doc” document for details on using xCAT groups. ( </text:span><text:a xlink:type="simple" xlink:href="http://xcat.svn.sourceforge.net/viewvc/xcat/xcat-core/trunk/xCAT-client/share/doc/xCAT2top.pdf"><text:span text:style-name="T70">http://xcat.svn.sourceforge.net/viewvc/xcat/xcat-core/trunk/xCAT-client/share/doc/xCAT2top.pdf</text:span></text:a><text:span text:style-name="T70">)</text:span></text:p>
      <text:p text:style-name="P5"/>
      <text:h text:style-name="Heading_20_2" text:outline-level="2"><text:span text:style-name="_20_Char"><text:s/></text:span><text:span text:style-name="_20_Char"><text:span text:style-name="T49">Set up post boot scripts (optional)</text:span></text:span></text:h>
      <text:p text:style-name="Standard"><text:span text:style-name="_20_Char"><text:span text:style-name="T35"/></text:span></text:p>
      <text:p text:style-name="P27"><text:span text:style-name="_20_Char"><text:span text:style-name="T35">xCAT supports the running of customization scripts on the nodes when they are installed. <text:s text:c="2"/>For diskless nodes these scripts are run when the /etc/inittab file is processed during the node boot up.</text:span></text:span></text:p>
      <text:p text:style-name="P27"><text:span text:style-name="_20_Char"><text:span text:style-name="T35">This support includes:</text:span></text:span></text:p>
      <text:list text:style-name="L2">
        <text:list-item>
          <text:p text:style-name="P100"><text:span text:style-name="_20_Char"><text:span text:style-name="T35">The running of a set of default customization scripts that are required by xCAT.</text:span></text:span></text:p>
          <text:p text:style-name="P174"><text:span text:style-name="_20_Char"><text:span text:style-name="T35">You can see what scripts xCAT will run by default by looking at the “xcatdefaults” entry in the xCAT “postscripts” database table. ( I.e. Run “tabdump postscripts”.). <text:s/>You can change the default setting by using the xCAT </text:span></text:span><text:span text:style-name="_20_Char"><text:span text:style-name="T46">chtab</text:span></text:span><text:span text:style-name="_20_Char"><text:span text:style-name="T35"> or </text:span></text:span><text:span text:style-name="_20_Char"><text:span text:style-name="T46">tabedit</text:span></text:span><text:span text:style-name="_20_Char"><text:span text:style-name="T35"> command. The scripts are contained in the /install/postscripts directory on the xCAT management node.</text:span></text:span></text:p>
        </text:list-item>
        <text:list-item>
          <text:p text:style-name="P100"><text:span text:style-name="_20_Char"><text:span text:style-name="T35">The optional running of customization scripts provided by xCAT.</text:span></text:span></text:p>
          <text:p text:style-name="P100"><text:span text:style-name="_20_Char"><text:span text:style-name="T35">There is a set of xCAT customization scripts provided in the /install/postscripts directory that can be used to perform optional tasks such as additional adapter configuration. <text:s/>(See the “configiba” script for example.)</text:span></text:span></text:p>
        </text:list-item>
        <text:list-item>
          <text:p text:style-name="P100"><text:span text:style-name="_20_Char"><text:span text:style-name="T35">The optional running of user-provided customization scripts.</text:span></text:span></text:p>
        </text:list-item>
      </text:list>
      <text:p text:style-name="P27"><text:span text:style-name="_20_Char"><text:span text:style-name="T35"><text:tab/>To have your script run on the nodes:</text:span></text:span></text:p>
      <text:list text:style-name="L3">
        <text:list-item>
          <text:p text:style-name="P104"><text:span text:style-name="_20_Char"><text:span text:style-name="T35">Put a copy of your script in /install/postscripts on the xCAT management node. <text:s/>(Make sure it is executable.)</text:span></text:span></text:p>
        </text:list-item>
        <text:list-item>
          <text:p text:style-name="P104"><text:span text:style-name="_20_Char"><text:span text:style-name="T35">Set the “postscripts” attribute of the node definition to include the comma separated list of the scripts that you want to be executed on </text:span></text:span><text:span text:style-name="_20_Char"><text:span text:style-name="T35">the nodes. </text:span></text:span><text:span text:style-name="_20_Char"><text:span text:style-name="T42">The order of the scripts in the list determines the order in which they will be run. </text:span></text:span><text:span text:style-name="_20_Char"><text:span text:style-name="T35">For example, if you want to have your two scripts called “foo” and “bar” run on node “node01” you could use the </text:span></text:span><text:span text:style-name="_20_Char"><text:span text:style-name="T46">chdef</text:span></text:span><text:span text:style-name="_20_Char"><text:span text:style-name="T35"> command as follows.</text:span></text:span></text:p>
        </text:list-item>
      </text:list>
      <text:p text:style-name="P67"><text:soft-page-break/><text:span text:style-name="_20_Char"><text:span text:style-name="T35"><text:tab/><text:tab/></text:span></text:span><text:span text:style-name="_20_Char"><text:span text:style-name="T37">chdef -t node -o node01 -p postscripts=foo,bar</text:span></text:span></text:p>
      <text:p text:style-name="P67"><text:span text:style-name="_20_Char"><text:span text:style-name="T42"><text:tab/>(The “-p” means to add these to whatever is already set.)</text:span></text:span></text:p>
      <text:p text:style-name="P27"><text:span text:style-name="_20_Char"><text:span text:style-name="T44">Note: </text:span></text:span><text:span text:style-name="_20_Char"><text:span text:style-name="T45">The customization scripts are run during the boot process (out of /etc/inittab).</text:span></text:span></text:p>
      <text:h text:style-name="Heading_20_2" text:outline-level="2"><text:span text:style-name="_20_Char">Set up prescripts (optional)</text:span></text:h>
      <text:p text:style-name="Standard"><text:span text:style-name="_20_Char"/></text:p>
      <text:p text:style-name="Standard"><text:span text:style-name="_20_Char">This support will be available in xCAT 2.5 and beyond.</text:span></text:p>
      <text:p text:style-name="Standard"><text:span text:style-name="_20_Char"/></text:p>
      <text:p text:style-name="P89"><text:span text:style-name="_20_Char"><text:span text:style-name="T31">The xCAT </text:span></text:span><text:span text:style-name="_20_Char"><text:span text:style-name="T11">prescript</text:span></text:span><text:span text:style-name="_20_Char"><text:span text:style-name="T31"> support is provided to to run user-provided scripts during the node initialization process. <text:s/></text:span></text:span><text:span text:style-name="_20_Char"><text:s/>These scripts can be used to help set up specific environments on the servers that handle the cluster node deployment. <text:s/>The scripts will run on the install server for the nodes. (Either the management node or a service node.) <text:s text:c="2"/>A different set of scripts may be specified for each node if desired.</text:span></text:p>
      <text:p text:style-name="P89"><text:span text:style-name="_20_Char"/></text:p>
      <text:p text:style-name="P89"><text:span text:style-name="_20_Char">One or more user-provided prescripts may be specified to be run either at the beginning or the end of node initialization. <text:s text:c="3"/>The node initialization on AIX is done either by the </text:span><text:span text:style-name="_20_Char"><text:span text:style-name="T3">nimnodeset</text:span></text:span><text:span text:style-name="_20_Char"> command (for diskfull nodes) or the </text:span><text:span text:style-name="_20_Char"><text:span text:style-name="T3">mkdsklsnode</text:span></text:span><text:span text:style-name="_20_Char"> command (for diskless nodes.)</text:span></text:p>
      <text:p text:style-name="P89"><text:span text:style-name="_20_Char"/></text:p>
      <text:p text:style-name="P89"><text:span text:style-name="_20_Char"><text:span text:style-name="T33">For more information about using the xCAT prescript support refer to the des cription earlier in this documant and also the “</text:span></text:span><text:span text:style-name="_20_Char"><text:span text:style-name="T81">xCAT2 Top Doc</text:span></text:span><text:span text:style-name="_20_Char"><text:span text:style-name="T82">”, </text:span></text:span><text:span text:style-name="_20_Char"><text:span text:style-name="T71">( </text:span></text:span><text:a xlink:type="simple" xlink:href="http://xcat.svn.sourceforge.net/viewvc/xcat/xcat-core/trunk/xCAT-client/share/doc/xCAT2top.pdf"><text:span text:style-name="_20_Char"><text:span text:style-name="T71">http://xcat.svn.sourceforge.net/viewvc/xcat/xcat-core/trunk/xCAT-client/share/doc/xCAT2top.pdf</text:span></text:span></text:a><text:span text:style-name="_20_Char"><text:span text:style-name="T71">)</text:span></text:span></text:p>
      <text:h text:style-name="Heading_20_2" text:outline-level="2"><text:span text:style-name="_20_Char"><text:span text:style-name="T78">Verify the node definitions</text:span></text:span></text:h>
      <text:p text:style-name="P9">Verify that the node definitions include the required information.</text:p>
      <text:p text:style-name="P9">To get a listing of the node definitions you can use the <text:span text:style-name="T3">lsdef</text:span> command. <text:s text:c="2"/>For example, to display the definitions of all nodes in the group “aixnodes” you could run the following command.</text:p>
      <text:p text:style-name="P9"><text:tab/><text:span text:style-name="T6">lsdef -t node -l -o aixnodes</text:span></text:p>
      <text:p text:style-name="P9">The output for one diskless node might look something like the following:</text:p>
      <text:p text:style-name="P50">Object name: clstrn02</text:p>
      <text:p text:style-name="P50"><text:s text:c="4"/>cons=hmc</text:p>
      <text:p text:style-name="P50"><text:s text:c="4"/>groups=lpar,all</text:p>
      <text:p text:style-name="P50"><text:s text:c="4"/>hcp=clstrhmc01</text:p>
      <text:p text:style-name="P50"><text:s text:c="4"/>hostnames=clstrn02.mycluster.com</text:p>
      <text:p text:style-name="P50"><text:s text:c="4"/>id=2</text:p>
      <text:p text:style-name="P50"><text:s text:c="4"/>ip=10.1.3.2</text:p>
      <text:p text:style-name="P50"><text:s text:c="4"/>mac=001a64f9bfc9</text:p>
      <text:p text:style-name="P50"><text:s text:c="4"/>mgt=hmc</text:p>
      <text:p text:style-name="P50"><text:soft-page-break/><text:s text:c="4"/>nodetype=lpar,osi</text:p>
      <text:p text:style-name="P50"><text:s text:c="4"/>os=AIX</text:p>
      <text:p text:style-name="P50"><text:s text:c="4"/>parent=clstrf1fsp03-9125-F2A-SN024C352</text:p>
      <text:p text:style-name="P50"><text:s text:c="4"/>pprofile=compute</text:p>
      <text:p text:style-name="P9">Most of these attributes should have been filled in automatically by xCAT. <text:s text:c="2"/></text:p>
      <text:p text:style-name="P9"><text:span text:style-name="_20_Char"><text:span text:style-name="T3">Note</text:span></text:span><text:span text:style-name="_20_Char">: <text:s/>xCAT supports many different cluster environments and the attributes that may be required in a node definition will vary. <text:s/>For diskless nodes the node definition should include at least the attributes listed in the above example.</text:span></text:p>
      <text:h text:style-name="Heading_20_2" text:outline-level="2"><text:span text:style-name="_20_Char"><text:span text:style-name="T78">Initialize the AIX/NIM diskless nodes</text:span></text:span></text:h>
      <text:p text:style-name="Standard"><text:span text:style-name="_20_Char"/></text:p>
      <text:p text:style-name="P7"><text:span text:style-name="_20_Char">You can set up NIM to support a diskless boot of nodes by using the xCAT </text:span><text:span text:style-name="_20_Char"><text:span text:style-name="T3">mkdsklsnode</text:span></text:span><text:span text:style-name="_20_Char"> command. <text:s/>This command uses information from the xCAT database and default values to run the appropriate NIM commands.</text:span></text:p>
      <text:p text:style-name="P7"><text:span text:style-name="_20_Char"/></text:p>
      <text:p text:style-name="P7"><text:span text:style-name="_20_Char">For example, to set up all the nodes in the group “</text:span><text:span text:style-name="_20_Char"><text:span text:style-name="T6">aixnodes</text:span></text:span><text:span text:style-name="_20_Char">” to boot using the SPOT (COSI) named “</text:span><text:span text:style-name="_20_Char"><text:span text:style-name="T6">61cosi</text:span></text:span><text:span text:style-name="_20_Char">” you could issue the following command.</text:span></text:p>
      <text:p text:style-name="P7"><text:span text:style-name="_20_Char"/></text:p>
      <text:p text:style-name="P7"><text:span text:style-name="_20_Char"><text:tab/></text:span><text:span text:style-name="_20_Char"><text:span text:style-name="T26">mkdsklsnode </text:span></text:span><text:span text:style-name="_20_Char"><text:span text:style-name="T41">-i </text:span></text:span><text:span text:style-name="_20_Char"><text:span text:style-name="T26">61cosi aixnodes</text:span></text:span></text:p>
      <text:p text:style-name="P60"><text:span text:style-name="_20_Char"><text:span text:style-name="T6"/></text:span></text:p>
      <text:list text:style-name="WW8Num18" text:continue-numbering="true">
        <text:list-item>
          <text:list text:continue-numbering="true">
            <text:list-header>
              <text:p text:style-name="P156">The command will define and initialize the NIM machines. <text:s/>It will also set the “<text:span text:style-name="T6">provmethod</text:span><text:span text:style-name="_20_Char">” attribute in the xCAT node definitions to “</text:span><text:span text:style-name="_20_Char"><text:span text:style-name="T25">61cosi “</text:span></text:span><text:span text:style-name="_20_Char">.</text:span></text:p>
            </text:list-header>
          </text:list>
        </text:list-item>
      </text:list>
      <text:p text:style-name="Text_20_body"><text:span text:style-name="_20_Char"><text:span text:style-name="T61">Starting with xCAT version 2.5 you can also </text:span></text:span><text:span text:style-name="_20_Char"><text:span text:style-name="T55"><text:s/>to specify the “</text:span></text:span><text:span text:style-name="_20_Char"><text:span text:style-name="T40">configdump” </text:span></text:span><text:span text:style-name="_20_Char"><text:span text:style-name="T43">attribute</text:span></text:span><text:span text:style-name="_20_Char"><text:span text:style-name="T40"> </text:span></text:span><text:span text:style-name="_20_Char"><text:span text:style-name="T43">to specify the type of system do to configure. </text:span></text:span><text:span text:style-name="_20_Char"><text:span text:style-name="T40"><text:s/></text:span></text:span><text:span text:style-name="_20_Char"><text:span text:style-name="T55">See the section called “</text:span></text:span><text:span text:style-name="_20_Char"><text:span text:style-name="T59">ISCSI dump support” below for details.</text:span></text:span></text:p>
      <text:p text:style-name="Text_20_body">To verify that NIM has allocated the required resources for a node and that the node is ready for a network boot you can run the “<text:span text:style-name="T2">lsnim –l</text:span>” command. <text:s/>For example, to check node “<text:span text:style-name="T6">node01</text:span>” you could run the following command.</text:p>
      <text:p text:style-name="P54">lsnim -l node01</text:p>
      <text:h text:style-name="Heading_20_2" text:outline-level="2">Verifying the node initialization before booting (optional)</text:h>
      <text:p text:style-name="P12">Once the <text:span text:style-name="T3">mkdsklsnode</text:span> command completes you can check several things to see if it has been initialized correctly. <text:s text:c="2"/></text:p>
      <text:list text:style-name="L4">
        <text:list-item>
          <text:p text:style-name="P135">The /etc/bootptab and /etc/exports files. <text:s/></text:p>
        </text:list-item>
        <text:list-item>
          <text:p text:style-name="P135">The &lt;nodename&gt;.info file in the /tftpboot directory.</text:p>
        </text:list-item>
        <text:list-item>
          <text:p text:style-name="P140"><text:span text:style-name="T15">The NIM node definition for the node. (“</text:span><text:span text:style-name="T25">lsnim -l node01”)</text:span></text:p>
        </text:list-item>
      </text:list>
      <text:h text:style-name="Heading_20_2" text:outline-level="2">Open a remote console (optional)</text:h>
      <text:p text:style-name="P11">You can open a remote console to monitor the boot progress using the xCAT <text:span text:style-name="T2">rcons</text:span> command. <text:s/>This command requires that you have <text:span text:style-name="T3">conserver</text:span> installed and configured. <text:s/></text:p>
      <text:p text:style-name="P24"><text:soft-page-break/>If you wish to monitor a network installation you must run rcons before initiating a network boot.</text:p>
      <text:p text:style-name="P80"><text:tab/><text:tab/>To configure conserver run:</text:p>
      <text:p text:style-name="P55">makeconservercf <text:s text:c="3"/></text:p>
      <text:p text:style-name="P11">To start a console:</text:p>
      <text:p text:style-name="P55">rcons node01</text:p>
      <text:p text:style-name="P22">Note: <text:s/>You must always run makeconservercf after you define new cluster nodes.</text:p>
      <text:h text:style-name="Heading_20_2" text:outline-level="2">Initiate a network boot</text:h>
      <text:p text:style-name="P9">Initiate a remote network boot request using the xCAT <text:span text:style-name="T3">rnetboot</text:span> command. <text:s/>For example, to initiate a network boot of all nodes in the group “<text:span text:style-name="T6">aixnodes</text:span>” you could issue the following command.</text:p>
      <text:p text:style-name="P63">rnetboot <text:s/>aixnodes</text:p>
      <text:p text:style-name="P10"><text:span text:style-name="_20_Char"><text:span text:style-name="T45">Starting with xCAT version 2.5 you can also </text:span></text:span><text:span text:style-name="_20_Char"><text:span text:style-name="T43">specify the “-I” option to specify the iscsi boot option. <text:s/>(“</text:span></text:span><text:span text:style-name="_20_Char"><text:span text:style-name="T56">rnetboot -I aixnodes</text:span></text:span><text:span text:style-name="_20_Char"><text:span text:style-name="T43">”) See the section called “</text:span></text:span><text:span text:style-name="_20_Char"><text:span text:style-name="T60">ISCSI dump support” below for details.</text:span></text:span></text:p>
      <text:p text:style-name="P62"><text:span text:style-name="T3">Note</text:span>: If you receive timeout errors from the <text:span text:style-name="T3">rnetboot</text:span> command, you may need to increase the default 60-second timeout to a larger value by setting ppctimeout in the site table:</text:p>
      <text:p text:style-name="P42">chdef -t site -o clustersite ppctimeout=180</text:p>
      <text:h text:style-name="Heading_20_2" text:outline-level="2">Verify the deployment</text:h>
      <text:list text:style-name="WW8Num33">
        <text:list-item text:start-value="1">
          <text:p text:style-name="P157">You can use the AIX <text:span text:style-name="kwd"><text:span text:style-name="T2">lsnim</text:span></text:span> command to see the state of the NIM installation for a particular node, by running the following command on the NIM master: </text:p>
          <text:p text:style-name="P141"><text:span text:style-name="T24">lsnim -l &lt;</text:span><text:span text:style-name="var"><text:span text:style-name="T24">clientname&gt;</text:span></text:span></text:p>
        </text:list-item>
        <text:list-item>
          <text:p text:style-name="P157">Retry and troubleshooting tips: </text:p>
        </text:list-item>
      </text:list>
      <text:list text:style-name="L5">
        <text:list-item>
          <text:p text:style-name="P160">For p6 lpars, it may be helpful to bring up the HMC web interface in a browser and watch the lpar status and reference codes as the node boots.</text:p>
        </text:list-item>
        <text:list-item>
          <text:p text:style-name="P160">Verify network connections</text:p>
        </text:list-item>
        <text:list-item>
          <text:p text:style-name="P160">If the <text:span text:style-name="T3">rnetboot</text:span> returns “unsuccessful” for a node, verify that bootp and tftp is configured and running properly.</text:p>
        </text:list-item>
        <text:list-item>
          <text:p text:style-name="P166"><text:span text:style-name="T80">For bootp, v</text:span>iew <text:span text:style-name="T6">/etc/bootptab</text:span> to make sure an entry exists for the node.</text:p>
        </text:list-item>
        <text:list-item>
          <text:p text:style-name="P167">For dhcp, view <text:span text:style-name="T15">/var/lib/dhcp/db/dhcpd.leases to make sure an entry exists for the node.</text:span></text:p>
        </text:list-item>
        <text:list-item>
          <text:p text:style-name="P166">Verify that the information in /tftpboot/&lt;node&gt;.info is correct.</text:p>
        </text:list-item>
        <text:list-item>
          <text:p text:style-name="P166">Stop and restart inetd:</text:p>
        </text:list-item>
      </text:list>
      <text:p text:style-name="P107"><text:soft-page-break/>stopsrc -s inetd</text:p>
      <text:p text:style-name="P107">startsrc -s inetd</text:p>
      <text:list text:style-name="L6">
        <text:list-item>
          <text:p text:style-name="P113">Stop and restart tftp:</text:p>
        </text:list-item>
      </text:list>
      <text:p text:style-name="P107">stopsrc -s tftp</text:p>
      <text:p text:style-name="P107">startsrc -s tftp</text:p>
      <text:list text:style-name="L6">
        <text:list-item text:start-value="1">
          <text:p text:style-name="P113"/>
        </text:list-item>
      </text:list>
      <text:list text:style-name="L5">
        <text:list-item text:start-value="1">
          <text:p text:style-name="P160">Verify NFS is running properly and mounts can be performed with this NFS server:</text:p>
        </text:list-item>
        <text:list-item>
          <text:p text:style-name="P166">View <text:span text:style-name="T6">/etc/exports</text:span> for correct mount information. <text:s/></text:p>
        </text:list-item>
        <text:list-item>
          <text:p text:style-name="P166">Run the <text:span text:style-name="T3">showmount</text:span> and <text:span text:style-name="T3">exportfs</text:span> commands. </text:p>
        </text:list-item>
        <text:list-item>
          <text:p text:style-name="P166">Stop and restart the NFS and related daemons:</text:p>
        </text:list-item>
      </text:list>
      <text:p text:style-name="P111">stopsrc -g nfs</text:p>
      <text:p text:style-name="P111">startsrc -g nfs</text:p>
      <text:list text:style-name="L5">
        <text:list-item text:start-value="1">
          <text:p text:style-name="P173">Attempt to mount a file system from another system on the network.</text:p>
        </text:list-item>
        <text:list-item>
          <text:p text:style-name="P165">If the <text:span text:style-name="T3">rnetboot</text:span> operation is successful, but <text:span text:style-name="T3">lsnim</text:span> shows that the node is stuck at one of the netboot phases, you may need to redo your NIM definitions. <text:s/></text:p>
        </text:list-item>
      </text:list>
      <text:h text:style-name="P87" text:outline-level="1"><text:s/>ISCSI dump support</text:h>
      <text:p text:style-name="Text_20_body"><text:span text:style-name="T31">Starting with xCAT version 2.5</text:span> you can configure remote system dump support for diskless nodes. To set up diskless dump support you must define the NIM dump resource and allocate the resource to the diskless node. The dump resource appears as an iSCSI disk to the NIM client and can only be used to configure the primary dump device. You can only configure firmware-assisted system dumps on primary dump devices. </text:p>
      <text:p text:style-name="P73">When a dump resource is allocated to a client node, NIM creates a subdirectory identified by the client's name for the client's exclusive use. After initialization, the client uses this directory to store any dump images it creates. <text:s/>For example, “/install/nim/dump/61dskls_dump/node05”.</text:p>
      <text:p text:style-name="P73">See the AIX/NIM documentation for more information on the diskless (thin server) dump support.</text:p>
      <text:h text:style-name="P86" text:outline-level="2">Prerequisites</text:h>
      <text:p text:style-name="P76">The xCAT support for diskless system dump has the following <text:span text:style-name="T31">prerequisites</text:span>.</text:p>
      <text:list text:style-name="L7">
        <text:list-item>
          <text:p text:style-name="P118">xCAT version 2.5 or higher</text:p>
        </text:list-item>
        <text:list-item>
          <text:p text:style-name="P118">Hardware: <text:span text:style-name="T52">POWER6 <text:s/>or later</text:span></text:p>
        </text:list-item>
        <text:list-item>
          <text:p text:style-name="P118">Operating system version: AIX 6.1.6 or above</text:p>
        </text:list-item>
        <text:list-item>
          <text:p text:style-name="P118">Required firmware: pfw350</text:p>
        </text:list-item>
        <text:list-item>
          <text:p text:style-name="P118">Software prereqs: devices.tmiscw <text:s/>(Available from the AIX Expansion Pack)</text:p>
        </text:list-item>
      </text:list>
      <text:h text:style-name="Heading_20_2" text:outline-level="2"><text:soft-page-break/>Configuring diskless dump</text:h>
      <text:p text:style-name="Text_20_body">The <text:span text:style-name="T31">basic process</text:span> for configuring diskless dump support is as follows:</text:p>
      <text:list text:style-name="L8">
        <text:list-item>
          <text:p text:style-name="P123"><text:span text:style-name="T31">Install prerequisite software</text:span> on the xCAT management node</text:p>
        </text:list-item>
      </text:list>
      <text:p text:style-name="P44">The AIX ISCSI dump support requires the <text:span text:style-name="T31">devices.tmiscw</text:span> fileset. This </text:p>
      <text:p text:style-name="P44">is currently available from the AIX Expansion Pack.</text:p>
      <text:p text:style-name="P44"/>
      <text:p text:style-name="P44">Use the standard AIX interfaces to install the software. <text:s/>(SMIT, installp, geninstall etc.)</text:p>
      <text:p text:style-name="P44"/>
      <text:p text:style-name="P44">Note: This software must also be installed on any xCAT AIX service nodes </text:p>
      <text:p text:style-name="P44">that are being used. <text:s/></text:p>
      <text:p text:style-name="P44"/>
      <text:list text:style-name="L8" text:continue-numbering="true">
        <text:list-item>
          <text:p text:style-name="P124">Create a NIM dump resource</text:p>
        </text:list-item>
      </text:list>
      <text:p text:style-name="P46">If you are creating a new diskless <text:span text:style-name="T6">osimage</text:span> then you can have the dump resource created automatically when you run <text:span text:style-name="T3">mknimimage</text:span>. See the <text:span text:style-name="T3">mknimimage</text:span> man page for more details.</text:p>
      <text:p text:style-name="P46"/>
      <text:p text:style-name="P46">For example,</text:p>
      <text:p text:style-name="P46"/>
      <text:p text:style-name="P46"><text:tab/><text:span text:style-name="T9">mknimimage -V -r -D -t diskless -s 61rte_lpp_source </text:span></text:p>
      <text:p text:style-name="P48"><text:tab/><text:tab/><text:tab/>61dskls max_dumps=1</text:p>
      <text:p text:style-name="P46"/>
      <text:p text:style-name="P46">The “-D” option specifies that a dump resource should be created.</text:p>
      <text:p text:style-name="P46"/>
      <text:p text:style-name="P46">If you already have created a diskless <text:span text:style-name="T6">osimage</text:span> then you can just create the </text:p>
      <text:p text:style-name="P46">NIM dump resource manually and add the name to the xCAT <text:span text:style-name="T6">osimage</text:span> definition.</text:p>
      <text:p text:style-name="P46"/>
      <text:p text:style-name="P46">To create a NIM dump resource you could run a command similar to the folowing:</text:p>
      <text:p text:style-name="P46"/>
      <text:p text:style-name="P39">nim -o define -t dump -a server=master -a <text:tab/>location=/install/nim/61dskls_dump </text:p>
      <text:p text:style-name="P47"><text:tab/><text:tab/>-a max_dumps=1 61dskls_dump </text:p>
      <text:p text:style-name="P46"/>
      <text:p text:style-name="P46">To add this to the <text:span text:style-name="T6">61dskls</text:span> osimage definition you could run the following:</text:p>
      <text:p text:style-name="P46"/>
      <text:list text:style-name="L8" text:continue-numbering="true">
        <text:list-header>
          <text:p text:style-name="P164">chdef -t osimage -o 61dskls dump=61dskls_dump</text:p>
        </text:list-header>
      </text:list>
      <text:p text:style-name="P91"/>
      <text:list text:style-name="L8" text:continue-numbering="true">
        <text:list-item>
          <text:p text:style-name="P124">Define and initialize<text:span text:style-name="T72"> the diskless client node</text:span></text:p>
        </text:list-item>
      </text:list>
      <text:p text:style-name="P49"><text:span text:style-name="T72">Use the xCAT </text:span><text:span text:style-name="T73">mkdsklsnode</text:span><text:span text:style-name="T72"> command to define and initialize a NIM diskless machine.</text:span></text:p>
      <text:p text:style-name="P46"/>
      <text:p text:style-name="P46">For example:</text:p>
      <text:p text:style-name="P46"><text:soft-page-break/></text:p>
      <text:p text:style-name="P49"><text:span text:style-name="T72"><text:tab/></text:span><text:span text:style-name="T10">mkdsklsnode -V -i 61dskls compute15 configdump=selective</text:span></text:p>
      <text:p text:style-name="P46"/>
      <text:p text:style-name="P49"><text:span text:style-name="T72">See the </text:span><text:span text:style-name="T73">mkdsklsnode</text:span><text:span text:style-name="T72"> man page for more information on diskless dump options.</text:span></text:p>
      <text:p text:style-name="P46"/>
      <text:list text:style-name="L8" text:continue-numbering="true">
        <text:list-item>
          <text:p text:style-name="P124">Boot the node</text:p>
        </text:list-item>
      </text:list>
      <text:p text:style-name="P44">Use the xCAT <text:span text:style-name="T3">rnetboot</text:span> with the "-I" option command to boot the diskless node using the ISCSI Boot option.</text:p>
      <text:p text:style-name="P44"/>
      <text:p text:style-name="P44"><text:tab/><text:span text:style-name="T3">rnetboot -I compute15</text:span></text:p>
      <text:p text:style-name="P44"/>
      <text:p text:style-name="P44">The <text:span text:style-name="T3">rnetboot</text:span> command will get the required ISCSI boot information from <text:span text:style-name="T6">/tftpboot/&lt;nodename&gt;.info</text:span> file and use it to initiate an ISCSI boot from the diskless node.</text:p>
      <text:p text:style-name="P6"/>
      <text:h text:style-name="Heading_20_2" text:outline-level="2">Initiating a diskless dump<text:tab/></text:h>
      <text:p text:style-name="P89">System dumps are normally initiated when a fatal system error occurs, however, you </text:p>
      <text:p text:style-name="P89">can also initiate a system dump using the AIX <text:span text:style-name="T3">sysdumpstart</text:span> command.</text:p>
      <text:p text:style-name="P89"/>
      <text:p text:style-name="P89">For example, to initiate a system dump on a diskless node called "compute15"</text:p>
      <text:p text:style-name="P89">you could run the following:</text:p>
      <text:p text:style-name="P89"/>
      <text:p text:style-name="P89"><text:tab/><text:span text:style-name="T9">xdsh compute15 "sysdumpstart -p"</text:span></text:p>
      <text:p text:style-name="P89"/>
      <text:p text:style-name="P89">The dump will take 2 or more hours to complete.</text:p>
      <text:p text:style-name="P89"/>
      <text:p text:style-name="P93">The dump file will be created in the NIM dump resource directory on the NIM master for the node. </text:p>
      <text:p text:style-name="P93"/>
      <text:p text:style-name="P93">For example, </text:p>
      <text:p text:style-name="P92"><text:span text:style-name="T53">“</text:span><text:span text:style-name="T39">/install/nim/dump/61dskls_dump/clstrn05/dump.2010.06.15.10:47:34.BZ</text:span><text:span text:style-name="T53">”.</text:span></text:p>
      <text:p text:style-name="P89"/>
      <text:h text:style-name="Heading_20_2" text:outline-level="2">NIM snap and dump operations</text:h>
      <text:p text:style-name="P89">Use the NIM "snap" operation to gather system configuration information. ("<text:span text:style-name="T6">nim –o snap –a snap_flags=&lt;value&gt; nodename</text:span>")</text:p>
      <text:p text:style-name="P89"/>
      <text:p text:style-name="P89">For example:</text:p>
      <text:p text:style-name="P89"><text:tab/><text:span text:style-name="T9">nim –o snap compute15</text:span></text:p>
      <text:p text:style-name="P89"/>
      <text:p text:style-name="P89">The snap file (ex. snap.pax.2010.02.17.11:47:38.Z) will be saved in the dump </text:p>
      <text:p text:style-name="P89">resource directory.</text:p>
      <text:p text:style-name="P89"/>
      <text:p text:style-name="P89">Use the NIM "<text:span text:style-name="T3">showdump</text:span>" operation to see what dump files are available for a node. </text:p>
      <text:p text:style-name="P89"><text:soft-page-break/>You must run the <text:span text:style-name="T3">nim</text:span> command on the NIM master that is being used for the node. <text:s/>In an xCAT clauster this would either be the management node or an AIX service node. You can use the <text:span text:style-name="T3">xdsh</text:span> command to run the nim command on the service node.</text:p>
      <text:p text:style-name="P89"/>
      <text:p text:style-name="P89"><text:tab/><text:span text:style-name="T9">nim -o showdump compute15</text:span></text:p>
      <text:p text:style-name="P89"/>
      <text:h text:style-name="Heading_20_2" text:outline-level="2">Reading a system dump file</text:h>
      <text:p text:style-name="P89">Use the AIX <text:span text:style-name="T3">kdb</text:span> command to read dump files.</text:p>
      <text:p text:style-name="P89"/>
      <text:p text:style-name="P89">For example:</text:p>
      <text:p text:style-name="P89"><text:tab/><text:span text:style-name="T6">dmpuncompress dumpname.BZ</text:span></text:p>
      <text:p text:style-name="P90"><text:tab/>kdb ./dumpname /unix</text:p>
      <text:p text:style-name="P90"/>
      <text:p text:style-name="P89">The AIX <text:span text:style-name="T3">dmpuncompress</text:span> command restores the original dump files that were compressed at dump time. The compressed dump file is removed and replaced by an expanded copy. The expanded file has the same name as the compressed version, but without the .BZ </text:p>
      <text:p text:style-name="P89"/>
      <text:p text:style-name="P89">See the <text:span text:style-name="T3">kdb</text:span> documentation for more details on how to use kdb with dump files.</text:p>
      <text:p text:style-name="P89"/>
      <text:h text:style-name="P87" text:outline-level="1">Special Cases</text:h>
      <text:h text:style-name="P85" text:outline-level="2">Using other NIM resources.</text:h>
      <text:list text:style-name="L9">
        <text:list-header>
          <text:p text:style-name="P159"><text:span text:style-name="T67">When you run the </text:span><text:span text:style-name="T68">mknimimage</text:span><text:span text:style-name="T67"> command to create a new xCAT </text:span><text:span text:style-name="T69">osimage</text:span><text:span text:style-name="T67"> definition it will create default NIM resources and add their names to the </text:span><text:span text:style-name="T69">osimage</text:span><text:span text:style-name="T67"> definition. <text:s/>It is also possible to specify additional or different NIM resources to use for the </text:span><text:span text:style-name="T69">osimage</text:span><text:span text:style-name="T67">. <text:s/>To do this you can use</text:span> the “attr=val [attr=val ...]” option. <text:s text:c="2"/>These “attribute equals value” pairs are used to specify NIM resource types and names to use when creating the the xCAT <text:span text:style-name="T6">osimage</text:span> definition. <text:s text:c="4"/>The “attr” must be a NIM resource type and the “val” must be the name of a <text:span text:style-name="T3">previously defined</text:span> NIM resource of that type, (ie. <text:s/>"&lt;nim_resource_type&gt;=&lt;resource_name&gt;"). <text:s text:c="3"/></text:p>
        </text:list-header>
      </text:list>
      <text:p text:style-name="P74">For example, to create a diskless image and include <text:span text:style-name="T6">tmp</text:span> and <text:span text:style-name="T6">home</text:span> resources you could issue the command as follows. <text:s/>This assumes that the <text:span text:style-name="T6">mytmp</text:span> and <text:span text:style-name="T6">myhome</text:span> NIM resources have already been created by using NIM commands directly.</text:p>
      <text:p text:style-name="P74"><text:s text:c="10"/><text:span text:style-name="T6">mknimimage -t diskless -s /dev/cd0 611cosi tmp=mytmp home=myhome</text:span></text:p>
      <text:p text:style-name="P75">These resources will be added to the xCAT <text:span text:style-name="T6">osimage</text:span> definition. <text:s/>When you initialize a node using this definition the <text:span text:style-name="T3">mkdsklsnode</text:span> command will include all the <text:s/>resources when running the “nim -o dkls_init” operation.</text:p>
      <text:p text:style-name="P75">See the NIM documentation for more information on supported diskless resources.</text:p>
      <text:h text:style-name="P85" text:outline-level="2"><text:soft-page-break/>Booting a “dataless” node.</text:h>
      <text:p text:style-name="P3">AIX NIM includes support for “dataless” systems as well as “diskless”. <text:s text:c="2"/>NIM defines a dataless machine as one that has some local disk space that could be used for paging space and optionally the /tmp and /home. <text:s text:c="2"/>If you wish to use dataless machines you can create an xCAT <text:span text:style-name="T6">osimage</text:span> definition for them with the <text:s/><text:span text:style-name="T3">mknimimage <text:s/></text:span><text:span text:style-name="T34">command. <text:s text:c="2"/>When creating the </text:span><text:span text:style-name="T7">osimage</text:span><text:span text:style-name="T34">, use the “-t” option to specify a type of “dataless”. </text:span></text:p>
      <text:p text:style-name="P4"/>
      <text:p text:style-name="P3">For example, to create an <text:span text:style-name="T6">osimage</text:span> definition for <text:s/>“dataless” nodes you could run the command as follows.</text:p>
      <text:p text:style-name="P3"/>
      <text:p text:style-name="P3"><text:tab/><text:span text:style-name="T6">mknimimage -s <text:s/>/dev/cd0 <text:s/>-t dataless 53cosi </text:span></text:p>
      <text:p text:style-name="P3"/>
      <text:p text:style-name="P3">When the node is initialized to use this image the <text:span text:style-name="T3">mkdsklsnode</text:span> command will run <text:s/>the “nim -o dtls_init ..” operation. <text:s/></text:p>
      <text:p text:style-name="P3"/>
      <text:p text:style-name="P3">See the NIM documentation for more information on the NIM support for dataless systems.</text:p>
      <text:h text:style-name="P85" text:outline-level="2">Specifying additional values for the NIM node initialization.</text:h>
      <text:p text:style-name="P72">When you run the <text:span text:style-name="T3">mkdsklsnode</text:span> command to initialize diskless nodes the command will run the required NIM commands using some default values. <text:s/>If you wish to use different values you can specify them on the <text:span text:style-name="T3">mkdsklsnode</text:span> command line using the “attr=val [attr=val ...]” option. <text:s/>See the <text:span text:style-name="T3">mkdsklsnode</text:span> <text:span text:style-name="T3">man</text:span> page for the details of what attributes and values are supported.</text:p>
      <text:p text:style-name="P72">For example, when <text:span text:style-name="T3">mkdsklsnode</text:span> defines the diskless node there are default values set for the “speed”(100) and “duplex”(full) network settings. <text:s/>If you wish to specify a different value for “speed” you could run the command as follows.</text:p>
      <text:p text:style-name="Text_20_body"><text:tab/><text:span text:style-name="T6">mkdsklsnode -i myosimage mynode speed=1000 </text:span></text:p>
      <text:h text:style-name="Heading_20_1" text:outline-level="1">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lpp_source and SPOT resources are quite large.) There are xCAT commands that can be used to assist in this process.</text:p>
      <text:h text:style-name="Heading_20_2" text:outline-level="2">Removing NIM machine definitions</text:h>
      <text:p text:style-name="P7">Use the xCAT <text:span text:style-name="T3">rmdsklsnode</text:span> command to remove all NIM machine definitions that were created for the specified xCAT nodes. <text:s text:c="2"/>This command <text:span text:style-name="T31">will not</text:span><text:span text:style-name="T72"> </text:span>remove the xCAT node definitions.</text:p>
      <text:p text:style-name="P7"/>
      <text:p text:style-name="P7">For example, to remove the NIM machine definition corresponding to the xCAT node named “node01” you could run the command as follows.</text:p>
      <text:p text:style-name="P7"><text:soft-page-break/></text:p>
      <text:p text:style-name="P7"><text:tab/><text:span text:style-name="T6">rmdsklsnode node01</text:span></text:p>
      <text:p text:style-name="P7"/>
      <text:p text:style-name="P7">The previous example assumes that the NIM machine definition is the same name as the xCAT node name. <text:s/>If you had used the “-n” option when you created the NIM machine definitions with <text:span text:style-name="T3">mkdsklsnode</text:span> then the NIM machine names would be a combination of the xCAT node name and the <text:span text:style-name="T6">osimage</text:span> name used to initialize the NIM machine. <text:s text:c="2"/>To remove these definitions you must provide the <text:span text:style-name="T3">rmdsklsnode</text:span> command with the name of the <text:span text:style-name="T6">osimage</text:span> that was used. </text:p>
      <text:p text:style-name="P7"/>
      <text:p text:style-name="P7">For example, to remove the NIM machine definition associated with the xCAT node named “node2” and the <text:span text:style-name="T6">osimage</text:span> named “61spot” you could run the following command. </text:p>
      <text:p text:style-name="P7"/>
      <text:p text:style-name="P7"><text:tab/><text:span text:style-name="T6">rmdsklsnode -i 61spot node02</text:span></text:p>
      <text:p text:style-name="P7"/>
      <text:p text:style-name="P7">If the NIM machine is currently running or the machine definition was left in a bad state you can use the <text:span text:style-name="T3">rmdsklsnode</text:span> “-f” (force) option. <text:s/>This will stop the node and deallocate any resources it is using so the machine definition can be removed.</text:p>
      <text:p text:style-name="P7"/>
      <text:p text:style-name="P7">The <text:span text:style-name="T3">rmdsklsnode</text:span> command is intended to make it easier to clean up NIM machine definitions that were created by xCAT. <text:s/>You can also use the AIX <text:span text:style-name="T3">nim</text:span> command directly. <text:s/>See the AIX/NIM documentation for details. </text:p>
      <text:p text:style-name="P36"/>
      <text:h text:style-name="Heading_20_2" text:outline-level="2">Removing NIM resources </text:h>
      <text:p text:style-name="Text_20_body">Use the xCAT <text:span text:style-name="T3">rmnimimage</text:span> command to remove all the NIM resources associated with a given xCAT <text:span text:style-name="T6">osimage</text:span> definition. <text:s text:c="2"/>The command will only remove a NIM resource if it is not allocated to a node. <text:s/>You should always clean up the NIM node definitions before attempting to remove the NIM resources. <text:s/>The command <text:span text:style-name="T31">will also remove</text:span> the xCAT <text:span text:style-name="T6">osimage</text:span> definition that is specified on the command line.</text:p>
      <text:p text:style-name="Text_20_body">For example, to remove the “61spot” <text:span text:style-name="T6">osimage</text:span> definition along with all the associated NIM resources run the following command.</text:p>
      <text:p text:style-name="Text_20_body"><text:tab/><text:span text:style-name="T6">rmnimimage 61cosi</text:span></text:p>
      <text:p text:style-name="P7">If necessary, you can also remove the NIM definitions directly by using NIM commands. See the AIX/NIM documentation for details.</text:p>
      <text:h text:style-name="Heading_20_1" text:outline-level="1">Notes</text:h>
      <text:h text:style-name="Heading_20_2" text:outline-level="2">Terminology</text:h>
      <text:p text:style-name="P64">image</text:p>
      <text:p text:style-name="P41">The term “image” is used extensively in this document. The precise meaning of an “image” will vary depending on the context in which the term is being used. <text:s text:c="2"/>In general you can think of an image as the <text:soft-page-break/>basic operating system image as well as other resources etc. that are needed to boot a node. <text:s/>In most cases in this document we will be referring to an image as either an xCAT <text:span text:style-name="T6">osimage</text:span> definition or an AIX/NIM diskless image (called a SPOT or COSI).</text:p>
      <text:p text:style-name="P40"/>
      <text:p text:style-name="P41"><text:span text:style-name="T3">osimage</text:span> - <text:s/>This is an xCAT object that can be used to describe an operation system image. <text:s/>This definition can contain various types of information depending on what will be installed on the node and how it will be installed. <text:s/>The image definition is <text:span text:style-name="T31">not</text:span> node specific and can be used to deploy multiple nodes. <text:s text:c="2"/>It contains all the information that will be needed by the underlying xCAT and NIM support to deploy the node.</text:p>
      <text:p text:style-name="P41"/>
      <text:p text:style-name="P41"><text:span text:style-name="T3">COSI</text:span> - <text:s/>A Common Operating System Image is the name used by AIX/NIM to refer to a SPOT resource. <text:s/>From the NIM perspective this would be an AIX diskless image. <text:s/></text:p>
      <text:p text:style-name="P40"/>
      <text:p text:style-name="P8"><text:tab/><text:span text:style-name="T3">diskless node</text:span></text:p>
      <text:p text:style-name="P40"><text:span text:style-name="T34">The operating system is not stored on local disk. <text:s/>For AIX systems this means the file systems are mounted from a NIM server. <text:s/>NIM also supports the concept of a </text:span><text:span text:style-name="T7">dataless</text:span><text:span text:style-name="T34"> system which has some limited disk space that can be used for certain file systems. <text:s text:c="2"/>See the “Special Cases” section below for information on using additional NIM features.</text:span></text:p>
      <text:p text:style-name="P8"/>
      <text:p text:style-name="P8"><text:tab/><text:span text:style-name="T3">diskful node </text:span></text:p>
      <text:p text:style-name="P40">For AIX systems this means that the node has local disk storage that is used for the operating system. <text:s text:c="2"/>Diskfull AIX nodes are typically installed using the NIM <text:span text:style-name="T3">rte</text:span> or <text:span text:style-name="T3">mksysb</text:span> type install methods.</text:p>
      <text:p text:style-name="P40"/>
      <text:h text:style-name="Heading_20_2" text:outline-level="2">NIM diskless resources</text:h>
      <text:p text:style-name="P6">The following list describes the required and optional resources that are managed by NIM to support diskless and dataless clients.</text:p>
      <text:p text:style-name="P6"/>
      <text:p text:style-name="Text_20_body"><text:span text:style-name="T13">boot</text:span> </text:p>
      <text:p text:style-name="P52">Defined as a network boot image for NIM clients. The <text:span text:style-name="T1">boot</text:span> resource is managed automatically by NIM and is never explicitly allocated or deallocated by users. </text:p>
      <text:p text:style-name="Text_20_body"><text:span text:style-name="T13">SPOT</text:span><text:span text:style-name="T12"> </text:span></text:p>
      <text:p text:style-name="P52">Defined as a directory structure that contains the AIX<text:span text:style-name="T23"> </text:span>run-time files common to all machines. These files are referred to as the <text:span text:style-name="T1">usr</text:span> parts of the fileset. The <text:span text:style-name="T1">SPOT</text:span> resource is mounted as the <text:span text:style-name="T1">/usr</text:span> file system on diskless and dataless clients. </text:p>
      <text:p text:style-name="P52"><text:soft-page-break/>Contains the <text:span text:style-name="T1">root</text:span> parts of filesets. The <text:span text:style-name="T1">root</text:span> part of a fileset is the set of files that may be used to configure the software for a particular machine. These <text:span text:style-name="T1">root</text:span> files are stored in special directories in the <text:span text:style-name="T1">SPOT</text:span>, and they are used to populate the root directories of diskless and dataless clients during initialization.</text:p>
      <text:p text:style-name="P52">The network boot images used to boot clients are constructed from software installed in the <text:span text:style-name="T1">SPOT</text:span>.</text:p>
      <text:p text:style-name="P52">A <text:span text:style-name="T1">SPOT</text:span> resource is required for both diskless and dataless clients.</text:p>
      <text:p text:style-name="P69">root</text:p>
      <text:p text:style-name="P52">Defined as a parent directory for client "<text:span text:style-name="T1">/</text:span>" (<text:span text:style-name="T1">root</text:span>) directories. The client root directory in the <text:span text:style-name="T1">root</text:span> resource is mounted as the "<text:span text:style-name="T1">/</text:span>" (<text:span text:style-name="T1">root</text:span>) file system on the client. </text:p>
      <text:p text:style-name="P52">When the resources for a client are initialized, the client <text:span text:style-name="T1">root</text:span> directory is populated with configuration files. These configuration files are copied from the <text:span text:style-name="T1">SPOT</text:span> resource that has been allocated to the same machine.</text:p>
      <text:p text:style-name="P52">A <text:span text:style-name="T1">root</text:span> resource is required for both diskless and dataless clients.</text:p>
      <text:p text:style-name="P52">This resource is managed automatically by NIM.</text:p>
      <text:p text:style-name="P69">dump</text:p>
      <text:p text:style-name="P51"><text:span text:style-name="T12">Defined as a parent directory for client dump files. The client dump file in the </text:span><text:span text:style-name="T13">dump</text:span><text:span text:style-name="T12"> resource is mounted as the dump device for the client. </text:span></text:p>
      <text:p text:style-name="P52">A <text:span text:style-name="T1">dump</text:span> resource is required for both diskless and dataless clients. </text:p>
      <text:p text:style-name="P52">This resource is managed automatically by NIM.</text:p>
      <text:p text:style-name="Text_20_body"><text:span text:style-name="T13">paging</text:span> </text:p>
      <text:p text:style-name="P51"><text:span text:style-name="T12">Defined as a parent directory for client paging files. The client paging file in the </text:span><text:span text:style-name="T13">paging</text:span><text:span text:style-name="T12"> resource is mounted as the paging device for the client. </text:span></text:p>
      <text:p text:style-name="P52">A <text:span text:style-name="T1">paging</text:span> resource is required for diskless clients and optional for dataless clients.</text:p>
      <text:p text:style-name="P52">This resource is managed automatically by NIM.</text:p>
      <text:p text:style-name="Text_20_body"><text:span text:style-name="T13">home</text:span> </text:p>
      <text:p text:style-name="P52">Defined as a parent directory for client <text:span text:style-name="T1">/home</text:span> directories. The client directory in the <text:span text:style-name="T1">home</text:span> resource is mounted as the <text:span text:style-name="T1">/home</text:span> file system on the client. </text:p>
      <text:p text:style-name="P51"><text:span text:style-name="T12">A </text:span><text:span text:style-name="T13">home</text:span><text:span text:style-name="T12"> resource is optional for both diskless and dataless clients.</text:span></text:p>
      <text:p text:style-name="Text_20_body"><text:span text:style-name="T13">shared_home</text:span> </text:p>
      <text:p text:style-name="P52">Defined as a <text:span text:style-name="T1">/home</text:span> directory shared by clients. All clients that use a <text:span text:style-name="T1">shared_home</text:span> resource will mount the same directory as the <text:span text:style-name="T1">/home</text:span> file system. </text:p>
      <text:p text:style-name="P52"><text:soft-page-break/>A <text:span text:style-name="T1">shared_home</text:span> resource is optional for both diskless and dataless clients.</text:p>
      <text:p text:style-name="Text_20_body"><text:span text:style-name="T13">tmp</text:span> </text:p>
      <text:p text:style-name="P52">Defined as a parent directory for client <text:span text:style-name="T1">/tmp</text:span> directories. The client directory in the <text:span text:style-name="T1">tmp</text:span> resource is mounted as the <text:span text:style-name="T1">/tmp</text:span> file system on the client. </text:p>
      <text:p text:style-name="P52">A <text:span text:style-name="T1">tmp</text:span> resource is optional for both diskless and dataless clients.</text:p>
      <text:p text:style-name="Text_20_body"><text:span text:style-name="T13">resolv_conf</text:span> </text:p>
      <text:p text:style-name="P52">This resource is a file that contains nameserver IP addresses and a network domain name. </text:p>
      <text:p text:style-name="P52">It is copied to the <text:span text:style-name="T1">/etc/resolv.conf</text:span> file in the client's root directory.</text:p>
      <text:p text:style-name="P51"><text:span text:style-name="T12">A </text:span><text:span text:style-name="T13">resolv_conf</text:span><text:span text:style-name="T12"> resource is optional for both diskless and dataless clients.</text:span></text:p>
      <text:p text:style-name="P6">The AIX/NIM resources for diskless/dataless machines will remain allocated and the node will remain initialized until they are specifically unallocated and uninitialized. </text:p>
      <text:p text:style-name="P2"/>
      <text:h text:style-name="Heading_20_2" text:outline-level="2">NIM Commands</text:h>
      <text:h text:style-name="Heading_20_3" text:outline-level="3">COSI commands</text:h>
      <text:p text:style-name="Text_20_body">AIX provides commands that may be used to manage the SPOT (or COSI) resource. <text:s/>Refer to the AIX man pages for further details.</text:p>
      <text:list text:style-name="L10">
        <text:list-item>
          <text:p text:style-name="P145"><text:span text:style-name="T1">mkcosi <text:s text:c="3"/></text:span>Create a COSI (SPOT) for a thin server (diskless or <text:tab/><text:tab/>dataless client) to mount and use.</text:p>
        </text:list-item>
        <text:list-item>
          <text:p text:style-name="P145"><text:span text:style-name="T3">chcosi </text:span><text:s text:c="3"/>Manages a Common Operating System Image <text:tab/><text:tab/><text:tab/>(COSI).</text:p>
        </text:list-item>
        <text:list-item>
          <text:p text:style-name="P145"><text:span text:style-name="T1">cpcosi <text:s text:c="4"/></text:span>Create a copy of a COSI (SPOT).</text:p>
        </text:list-item>
        <text:list-item>
          <text:p text:style-name="P145"><text:span text:style-name="T1">lscosi <text:s text:c="6"/></text:span>List the properties of a COSI (SPOT).</text:p>
        </text:list-item>
        <text:list-item>
          <text:p text:style-name="P145"><text:span text:style-name="T1">rmcosi <text:s text:c="2"/></text:span>Remove a COSI (SPOT) from the NIM environment.</text:p>
        </text:list-item>
      </text:list>
      <text:h text:style-name="Heading_20_3" text:outline-level="3">Thin server commands</text:h>
      <text:p text:style-name="P12">AIX provides several commands that can be used to manage diskless (also called thin server) nodes. <text:s/>See the AIX man pages for further details.</text:p>
      <text:list text:style-name="L11">
        <text:list-item>
          <text:p text:style-name="P150"><text:span text:style-name="T1">mkts <text:s text:c="2"/></text:span>Create a thin server and all necessary resources.</text:p>
        </text:list-item>
        <text:list-item>
          <text:p text:style-name="P150"><text:span text:style-name="T1">lsts <text:s text:c="4"/></text:span>List the status and software content of a thin server.</text:p>
        </text:list-item>
        <text:list-item>
          <text:p text:style-name="P150"><text:span text:style-name="T1">swts <text:s text:c="2"/></text:span>Switch a thin server to a different COSI. </text:p>
        </text:list-item>
        <text:list-item>
          <text:p text:style-name="P150"><text:span text:style-name="T1">dbts <text:s text:c="3"/></text:span>Perform a debug boot on a thin server.</text:p>
        </text:list-item>
        <text:list-item>
          <text:p text:style-name="P150"><text:span text:style-name="T1">rmts <text:s text:c="2"/></text:span><text:s/>Remove a thin server from the NIM environm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TimesNewRomanPS-BoldMT" svg:font-family="TimesNewRomanPS-Bold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Tms Rmn" svg:font-family="'Tms Rm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Variable"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on AIX - Booting AIX diskless nodes</dc:title>
    <meta:initial-creator>IBM_USER</meta:initial-creator>
    <meta:creation-date>2008-02-27T15:09:00</meta:creation-date>
    <dc:date>2010-08-11T12:45:20</dc:date>
    <meta:print-date>2008-05-29T09:58:11</meta:print-date>
    <meta:editing-cycles>284</meta:editing-cycles>
    <meta:editing-duration>P4DT22H5M34S</meta:editing-duration>
    <meta:user-defined meta:name="Info 1"/>
    <meta:user-defined meta:name="Info 2"/>
    <meta:user-defined meta:name="Info 3"/>
    <meta:user-defined meta:name="Info 4"/>
    <meta:document-statistic meta:table-count="0" meta:image-count="0" meta:object-count="0" meta:page-count="26" meta:paragraph-count="523" meta:word-count="8428" meta:character-count="50077"/>
  </office:meta>
</office:document-meta>
</file>